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20000000200613E3614.png" manifest:media-type="image/png"/>
  <manifest:file-entry manifest:full-path="Pictures/100000000000000800000008BD9B8880.png" manifest:media-type="image/png"/>
  <manifest:file-entry manifest:full-path="Pictures/100000000000020000000200E8C3C3A0.jpg" manifest:media-type="image/jpeg"/>
  <manifest:file-entry manifest:full-path="Pictures/1000000000000100000001004C484BDA.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Source Serif Pro Black1" svg:font-family="'Source Serif Pro Black'" style:font-adornments="Black" style:font-family-generic="roman"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style style:name="gr1" style:family="graphic" style:parent-style-name="standard">
      <style:graphic-properties svg:stroke-color="#3465a4" draw:textarea-horizontal-align="justify" draw:textarea-vertical-align="middle" draw:auto-grow-height="false" fo:min-height="3.464cm" fo:min-width="3.744cm" loext:decorative="false"/>
    </style:style>
    <style:style style:name="gr2"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3.464cm" fo:min-width="3.744cm" fo:padding-top="0.177cm" fo:padding-bottom="0.177cm" fo:padding-left="0.302cm" fo:padding-right="0.302cm" loext:decorative="false"/>
    </style:style>
    <style:style style:name="gr3" style:family="graphic" style:parent-style-name="standard">
      <style:graphic-properties svg:stroke-width="0.106cm" svg:stroke-color="#000000" draw:marker-start-width="0.358cm" draw:marker-end-width="0.358cm" draw:fill-color="#ffffff" draw:textarea-horizontal-align="justify" draw:textarea-vertical-align="middle" draw:auto-grow-height="false" fo:min-height="3.36cm" fo:min-width="3.64cm" fo:padding-top="0.177cm" fo:padding-bottom="0.177cm" fo:padding-left="0.302cm" fo:padding-right="0.302cm" loext:decorative="false"/>
    </style:style>
    <style:style style:name="gr4" style:family="graphic">
      <style:graphic-properties style:writing-mode="lr-tb" loext:decorative="false"/>
    </style:style>
    <style:style style:name="gr5" style:family="graphic" style:parent-style-name="standard">
      <style:graphic-properties svg:stroke-color="#000000" draw:fill-color="#000000" draw:textarea-horizontal-align="justify" draw:textarea-vertical-align="middle" draw:auto-grow-height="false" fo:min-height="1.02cm" fo:min-width="1.053cm" loext:decorative="false"/>
    </style:style>
    <style:style style:name="gr6" style:family="graphic" style:parent-style-name="standard">
      <style:graphic-properties svg:stroke-color="#000000" draw:fill-color="#000000" draw:textarea-horizontal-align="justify" draw:textarea-vertical-align="middle" draw:auto-grow-height="false" fo:min-height="1.585cm" fo:min-width="0.347cm" loext:decorative="false"/>
    </style:style>
    <style:style style:name="gr7" style:family="graphic" style:parent-style-name="standard">
      <style:graphic-properties svg:stroke-color="#000000" draw:fill-color="#000000" draw:textarea-horizontal-align="justify" draw:textarea-vertical-align="middle" draw:auto-grow-height="false" fo:min-height="0.734cm" fo:min-width="0.495cm" loext:decorative="false"/>
    </style:style>
    <style:style style:name="gr8" style:family="graphic" style:parent-style-name="standard">
      <style:graphic-properties svg:stroke-color="#000000" draw:fill-color="#000000" draw:textarea-horizontal-align="justify" draw:textarea-vertical-align="middle" draw:auto-grow-height="false" fo:min-height="1.364cm" fo:min-width="0.186cm" loext:decorative="false"/>
    </style:style>
    <style:style style:name="gr9" style:family="graphic" style:parent-style-name="standard">
      <style:graphic-properties svg:stroke-color="#000000" draw:fill-color="#000000" draw:textarea-horizontal-align="justify" draw:textarea-vertical-align="middle" draw:auto-grow-height="false" fo:min-height="0.616cm" fo:min-width="0.509cm" loext:decorative="false"/>
    </style:style>
    <style:style style:name="gr10" style:family="graphic" style:parent-style-name="standard">
      <style:graphic-properties svg:stroke-color="#000000" draw:fill-color="#000000" draw:textarea-horizontal-align="justify" draw:textarea-vertical-align="middle" draw:auto-grow-height="false" fo:min-height="0.458cm" fo:min-width="0.032cm" loext:decorative="false"/>
    </style:style>
    <style:style style:name="gr11" style:family="graphic" style:parent-style-name="standard">
      <style:graphic-properties svg:stroke-color="#000000" draw:fill-color="#000000" draw:textarea-horizontal-align="justify" draw:textarea-vertical-align="middle" draw:auto-grow-height="false" fo:min-height="0.706cm" fo:min-width="0cm" loext:decorative="false"/>
    </style:style>
    <style:style style:name="gr12" style:family="graphic" style:parent-style-name="standard">
      <style:graphic-properties svg:stroke-color="#000000" draw:fill-color="#000000" draw:textarea-horizontal-align="justify" draw:textarea-vertical-align="middle" draw:auto-grow-height="false" fo:min-height="0.667cm" fo:min-width="0.126cm" loext:decorative="false"/>
    </style:style>
    <style:style style:name="gr13" style:family="graphic" style:parent-style-name="standard">
      <style:graphic-properties svg:stroke-color="#000000" draw:fill-color="#000000" draw:textarea-horizontal-align="justify" draw:textarea-vertical-align="middle" draw:auto-grow-height="false" fo:min-height="0.565cm" fo:min-width="0cm" loext:decorative="false"/>
    </style:style>
    <style:style style:name="gr14" style:family="graphic" style:parent-style-name="standard">
      <style:graphic-properties svg:stroke-color="#000000" draw:fill-color="#000000" draw:textarea-horizontal-align="justify" draw:textarea-vertical-align="middle" draw:auto-grow-height="false" fo:min-height="1.164cm" fo:min-width="1.443cm" loext:decorative="false"/>
    </style:style>
    <style:style style:name="gr15" style:family="graphic" style:parent-style-name="standard">
      <style:graphic-properties svg:stroke-color="#3465a4" draw:fill="solid" draw:fill-color="#ffffff" draw:textarea-horizontal-align="justify" draw:textarea-vertical-align="middle" draw:auto-grow-height="false" fo:min-height="7.626cm" fo:min-width="0.5cm" loext:decorative="false"/>
    </style:style>
    <style:style style:name="gr16" style:family="graphic" style:parent-style-name="standard">
      <style:graphic-properties svg:stroke-color="#3465a4" draw:fill="solid" draw:fill-color="#aaaaaa" draw:textarea-horizontal-align="justify" draw:textarea-vertical-align="middle" draw:auto-grow-height="false" fo:min-height="7.626cm" fo:min-width="0.5cm" loext:decorative="false"/>
    </style:style>
    <style:style style:name="gr17" style:family="graphic" style:parent-style-name="standard">
      <style:graphic-properties svg:stroke-color="#3465a4" draw:fill="solid" draw:fill-color="#555555" draw:textarea-horizontal-align="justify" draw:textarea-vertical-align="middle" draw:auto-grow-height="false" fo:min-height="7.626cm" fo:min-width="0.5cm" loext:decorative="false"/>
    </style:style>
    <style:style style:name="gr18" style:family="graphic" style:parent-style-name="standard">
      <style:graphic-properties svg:stroke-color="#3465a4" draw:fill="solid" draw:fill-color="#000000" draw:textarea-horizontal-align="justify" draw:textarea-vertical-align="middle" draw:auto-grow-height="false" fo:min-height="7.626cm" fo:min-width="0.5cm" loext:decorative="false"/>
    </style:style>
    <style:style style:name="gr19" style:family="graphic" style:parent-style-name="standard">
      <style:graphic-properties svg:stroke-color="#3465a4" draw:fill="solid" draw:fill-color="#bf0041" draw:textarea-horizontal-align="justify" draw:textarea-vertical-align="middle" draw:auto-grow-height="false" fo:min-height="4.126cm" fo:min-width="1.5cm" loext:decorative="false"/>
    </style:style>
    <style:style style:name="gr20" style:family="graphic" style:parent-style-name="standard">
      <style:graphic-properties svg:stroke-color="#3465a4" draw:fill="solid" draw:fill-color="#c61c3a" draw:textarea-horizontal-align="justify" draw:textarea-vertical-align="middle" draw:auto-grow-height="false" fo:min-height="4.126cm" fo:min-width="1.5cm" loext:decorative="false"/>
    </style:style>
    <style:style style:name="gr21" style:family="graphic" style:parent-style-name="standard">
      <style:graphic-properties svg:stroke-color="#3465a4" draw:fill="solid" draw:fill-color="#cd3833" draw:textarea-horizontal-align="justify" draw:textarea-vertical-align="middle" draw:auto-grow-height="false" fo:min-height="4.126cm" fo:min-width="1.5cm" loext:decorative="false"/>
    </style:style>
    <style:style style:name="gr22" style:family="graphic" style:parent-style-name="standard">
      <style:graphic-properties svg:stroke-color="#3465a4" draw:fill="solid" draw:fill-color="#d4552c" draw:textarea-horizontal-align="justify" draw:textarea-vertical-align="middle" draw:auto-grow-height="false" fo:min-height="4.126cm" fo:min-width="1.5cm" loext:decorative="false"/>
    </style:style>
    <style:style style:name="gr23" style:family="graphic" style:parent-style-name="standard">
      <style:graphic-properties svg:stroke-color="#3465a4" draw:fill="solid" draw:fill-color="#db7125" draw:textarea-horizontal-align="justify" draw:textarea-vertical-align="middle" draw:auto-grow-height="false" fo:min-height="4.126cm" fo:min-width="1.5cm" loext:decorative="false"/>
    </style:style>
    <style:style style:name="gr24" style:family="graphic" style:parent-style-name="standard">
      <style:graphic-properties svg:stroke-color="#3465a4" draw:fill="solid" draw:fill-color="#e28d1d" draw:textarea-horizontal-align="justify" draw:textarea-vertical-align="middle" draw:auto-grow-height="false" fo:min-height="4.126cm" fo:min-width="1.5cm" loext:decorative="false"/>
    </style:style>
    <style:style style:name="gr25" style:family="graphic" style:parent-style-name="standard">
      <style:graphic-properties svg:stroke-color="#3465a4" draw:fill="solid" draw:fill-color="#e9aa16" draw:textarea-horizontal-align="justify" draw:textarea-vertical-align="middle" draw:auto-grow-height="false" fo:min-height="4.126cm" fo:min-width="1.5cm" loext:decorative="false"/>
    </style:style>
    <style:style style:name="gr26" style:family="graphic" style:parent-style-name="standard">
      <style:graphic-properties svg:stroke-color="#3465a4" draw:fill="solid" draw:fill-color="#f0c60f" draw:textarea-horizontal-align="justify" draw:textarea-vertical-align="middle" draw:auto-grow-height="false" fo:min-height="4.126cm" fo:min-width="1.5cm" loext:decorative="false"/>
    </style:style>
    <style:style style:name="gr27" style:family="graphic" style:parent-style-name="standard">
      <style:graphic-properties svg:stroke-color="#3465a4" draw:fill="solid" draw:fill-color="#f7e208" draw:textarea-horizontal-align="justify" draw:textarea-vertical-align="middle" draw:auto-grow-height="false" fo:min-height="4.126cm" fo:min-width="1.5cm" loext:decorative="false"/>
    </style:style>
    <style:style style:name="gr28" style:family="graphic" style:parent-style-name="standard">
      <style:graphic-properties svg:stroke-color="#3465a4" draw:fill="solid" draw:fill-color="#ffff00" draw:textarea-horizontal-align="justify" draw:textarea-vertical-align="middle" draw:auto-grow-height="false" fo:min-height="4.126cm" fo:min-width="1.5cm" loext:decorative="false"/>
    </style:style>
    <style:style style:name="gr29" style:family="graphic" style:parent-style-name="standard">
      <style:graphic-properties svg:stroke-color="#3465a4" draw:textarea-horizontal-align="justify" draw:textarea-vertical-align="middle" draw:auto-grow-height="false" fo:min-height="0.408cm" fo:min-width="0cm" loext:decorative="false"/>
    </style:style>
    <style:style style:name="gr30" style:family="graphic" style:parent-style-name="standard">
      <style:graphic-properties svg:stroke-color="#3465a4" draw:fill="solid" draw:fill-color="#800080" draw:textarea-horizontal-align="justify" draw:textarea-vertical-align="middle" draw:auto-grow-height="false" fo:min-height="3.089cm" fo:min-width="0.644cm" loext:decorative="false"/>
    </style:style>
    <style:style style:name="gr31" style:family="graphic" style:parent-style-name="standard">
      <style:graphic-properties svg:stroke-color="#3465a4" draw:fill="solid" draw:fill-color="#8e1c72" draw:textarea-horizontal-align="justify" draw:textarea-vertical-align="middle" draw:auto-grow-height="false" fo:min-height="3.757cm" fo:min-width="1.026cm" loext:decorative="false"/>
    </style:style>
    <style:style style:name="gr32" style:family="graphic" style:parent-style-name="standard">
      <style:graphic-properties svg:stroke-color="#3465a4" draw:fill="solid" draw:fill-color="#9c3864" draw:textarea-horizontal-align="justify" draw:textarea-vertical-align="middle" draw:auto-grow-height="false" fo:min-height="3.756cm" fo:min-width="1.026cm" loext:decorative="false"/>
    </style:style>
    <style:style style:name="gr33" style:family="graphic" style:parent-style-name="standard">
      <style:graphic-properties svg:stroke-color="#3465a4" draw:fill="solid" draw:fill-color="#aa5556" draw:textarea-horizontal-align="justify" draw:textarea-vertical-align="middle" draw:auto-grow-height="false" fo:min-height="3.756cm" fo:min-width="1.026cm" loext:decorative="false"/>
    </style:style>
    <style:style style:name="gr34" style:family="graphic" style:parent-style-name="standard">
      <style:graphic-properties svg:stroke-color="#3465a4" draw:fill="solid" draw:fill-color="#b87148" draw:textarea-horizontal-align="justify" draw:textarea-vertical-align="middle" draw:auto-grow-height="false" fo:min-height="3.756cm" fo:min-width="1.026cm" loext:decorative="false"/>
    </style:style>
    <style:style style:name="gr35" style:family="graphic" style:parent-style-name="standard">
      <style:graphic-properties svg:stroke-color="#3465a4" draw:fill="solid" draw:fill-color="#c68d39" draw:textarea-horizontal-align="justify" draw:textarea-vertical-align="middle" draw:auto-grow-height="false" fo:min-height="3.756cm" fo:min-width="1.026cm" loext:decorative="false"/>
    </style:style>
    <style:style style:name="gr36" style:family="graphic" style:parent-style-name="standard">
      <style:graphic-properties svg:stroke-color="#3465a4" draw:fill="solid" draw:fill-color="#d4aa2b" draw:textarea-horizontal-align="justify" draw:textarea-vertical-align="middle" draw:auto-grow-height="false" fo:min-height="3.756cm" fo:min-width="1.026cm" loext:decorative="false"/>
    </style:style>
    <style:style style:name="gr37" style:family="graphic" style:parent-style-name="standard">
      <style:graphic-properties svg:stroke-color="#3465a4" draw:fill="solid" draw:fill-color="#e2c61d" draw:textarea-horizontal-align="justify" draw:textarea-vertical-align="middle" draw:auto-grow-height="false" fo:min-height="3.756cm" fo:min-width="1.026cm" loext:decorative="false"/>
    </style:style>
    <style:style style:name="gr38" style:family="graphic" style:parent-style-name="standard">
      <style:graphic-properties svg:stroke-color="#3465a4" draw:fill="solid" draw:fill-color="#f0e20f" draw:textarea-horizontal-align="justify" draw:textarea-vertical-align="middle" draw:auto-grow-height="false" fo:min-height="3.757cm" fo:min-width="1.026cm" loext:decorative="false"/>
    </style:style>
    <style:style style:name="gr39" style:family="graphic" style:parent-style-name="standard">
      <style:graphic-properties svg:stroke-color="#3465a4" draw:fill="solid" draw:fill-color="#ffff00" draw:textarea-horizontal-align="justify" draw:textarea-vertical-align="middle" draw:auto-grow-height="false" fo:min-height="3.756cm" fo:min-width="1.026cm" loext:decorative="false"/>
    </style:style>
    <style:style style:name="gr40" style:family="graphic" style:parent-style-name="standard">
      <style:graphic-properties svg:stroke-color="#3465a4" draw:fill-color="#ffff00" draw:textarea-horizontal-align="justify" draw:textarea-vertical-align="middle" draw:auto-grow-height="false" fo:min-height="4.345cm" fo:min-width="0.376cm" loext:decorative="false"/>
    </style:style>
    <style:style style:name="gr41" style:family="graphic" style:parent-style-name="standard">
      <style:graphic-properties draw:stroke="solid" svg:stroke-width="0cm" svg:stroke-color="#3465a4" draw:fill="solid" draw:fill-color="#f8f008" draw:textarea-horizontal-align="justify" draw:textarea-vertical-align="middle" draw:auto-grow-height="false" fo:min-height="4.345cm" fo:min-width="0.376cm" loext:decorative="false"/>
    </style:style>
    <style:style style:name="gr42" style:family="graphic" style:parent-style-name="standard">
      <style:graphic-properties draw:stroke="solid" svg:stroke-width="0cm" svg:stroke-color="#3465a4" draw:fill="solid" draw:fill-color="#f0e10f" draw:textarea-horizontal-align="justify" draw:textarea-vertical-align="middle" draw:auto-grow-height="false" fo:min-height="4.345cm" fo:min-width="0.376cm" loext:decorative="false"/>
    </style:style>
    <style:style style:name="gr43" style:family="graphic" style:parent-style-name="standard">
      <style:graphic-properties draw:stroke="solid" svg:stroke-width="0cm" svg:stroke-color="#3465a4" draw:fill="solid" draw:fill-color="#e9d217" draw:textarea-horizontal-align="justify" draw:textarea-vertical-align="middle" draw:auto-grow-height="false" fo:min-height="4.345cm" fo:min-width="0.376cm" loext:decorative="false"/>
    </style:style>
    <style:style style:name="gr44" style:family="graphic" style:parent-style-name="standard">
      <style:graphic-properties draw:stroke="solid" svg:stroke-width="0cm" svg:stroke-color="#3465a4" draw:fill="solid" draw:fill-color="#e1c31e" draw:textarea-horizontal-align="justify" draw:textarea-vertical-align="middle" draw:auto-grow-height="false" fo:min-height="4.345cm" fo:min-width="0.376cm" loext:decorative="false"/>
    </style:style>
    <style:style style:name="gr45" style:family="graphic" style:parent-style-name="standard">
      <style:graphic-properties draw:stroke="solid" svg:stroke-width="0cm" svg:stroke-color="#3465a4" draw:fill="solid" draw:fill-color="#dab426" draw:textarea-horizontal-align="justify" draw:textarea-vertical-align="middle" draw:auto-grow-height="false" fo:min-height="4.345cm" fo:min-width="0.376cm" loext:decorative="false"/>
    </style:style>
    <style:style style:name="gr46" style:family="graphic" style:parent-style-name="standard">
      <style:graphic-properties draw:stroke="solid" svg:stroke-width="0cm" svg:stroke-color="#3465a4" draw:fill="solid" draw:fill-color="#d2a52d" draw:textarea-horizontal-align="justify" draw:textarea-vertical-align="middle" draw:auto-grow-height="false" fo:min-height="4.345cm" fo:min-width="0.376cm" loext:decorative="false"/>
    </style:style>
    <style:style style:name="gr47" style:family="graphic" style:parent-style-name="standard">
      <style:graphic-properties draw:stroke="solid" svg:stroke-width="0cm" svg:stroke-color="#3465a4" draw:fill="solid" draw:fill-color="#cb9635" draw:textarea-horizontal-align="justify" draw:textarea-vertical-align="middle" draw:auto-grow-height="false" fo:min-height="4.345cm" fo:min-width="0.376cm" loext:decorative="false"/>
    </style:style>
    <style:style style:name="gr48" style:family="graphic" style:parent-style-name="standard">
      <style:graphic-properties draw:stroke="solid" svg:stroke-width="0cm" svg:stroke-color="#3465a4" draw:fill="solid" draw:fill-color="#c3873c" draw:textarea-horizontal-align="justify" draw:textarea-vertical-align="middle" draw:auto-grow-height="false" fo:min-height="4.345cm" fo:min-width="0.376cm" loext:decorative="false"/>
    </style:style>
    <style:style style:name="gr49" style:family="graphic" style:parent-style-name="standard">
      <style:graphic-properties draw:stroke="solid" svg:stroke-width="0cm" svg:stroke-color="#3465a4" draw:fill="solid" draw:fill-color="#bc7844" draw:textarea-horizontal-align="justify" draw:textarea-vertical-align="middle" draw:auto-grow-height="false" fo:min-height="4.345cm" fo:min-width="0.376cm" loext:decorative="false"/>
    </style:style>
    <style:style style:name="gr50" style:family="graphic" style:parent-style-name="standard">
      <style:graphic-properties draw:stroke="solid" svg:stroke-width="0cm" svg:stroke-color="#3465a4" draw:fill="solid" draw:fill-color="#b4694b" draw:textarea-horizontal-align="justify" draw:textarea-vertical-align="middle" draw:auto-grow-height="false" fo:min-height="4.345cm" fo:min-width="0.376cm" loext:decorative="false"/>
    </style:style>
    <style:style style:name="gr51" style:family="graphic" style:parent-style-name="standard">
      <style:graphic-properties draw:stroke="solid" svg:stroke-width="0cm" svg:stroke-color="#3465a4" draw:fill="solid" draw:fill-color="#ad5a53" draw:textarea-horizontal-align="justify" draw:textarea-vertical-align="middle" draw:auto-grow-height="false" fo:min-height="4.345cm" fo:min-width="0.376cm" loext:decorative="false"/>
    </style:style>
    <style:style style:name="gr52" style:family="graphic" style:parent-style-name="standard">
      <style:graphic-properties draw:stroke="solid" svg:stroke-width="0cm" svg:stroke-color="#3465a4" draw:fill="solid" draw:fill-color="#a54b5a" draw:textarea-horizontal-align="justify" draw:textarea-vertical-align="middle" draw:auto-grow-height="false" fo:min-height="4.345cm" fo:min-width="0.376cm" loext:decorative="false"/>
    </style:style>
    <style:style style:name="gr53" style:family="graphic" style:parent-style-name="standard">
      <style:graphic-properties draw:stroke="solid" svg:stroke-width="0cm" svg:stroke-color="#3465a4" draw:fill="solid" draw:fill-color="#9e3c62" draw:textarea-horizontal-align="justify" draw:textarea-vertical-align="middle" draw:auto-grow-height="false" fo:min-height="4.345cm" fo:min-width="0.376cm" loext:decorative="false"/>
    </style:style>
    <style:style style:name="gr54" style:family="graphic" style:parent-style-name="standard">
      <style:graphic-properties draw:stroke="solid" svg:stroke-width="0cm" svg:stroke-color="#3465a4" draw:fill="solid" draw:fill-color="#962d69" draw:textarea-horizontal-align="justify" draw:textarea-vertical-align="middle" draw:auto-grow-height="false" fo:min-height="4.345cm" fo:min-width="0.376cm" loext:decorative="false"/>
    </style:style>
    <style:style style:name="gr55" style:family="graphic" style:parent-style-name="standard">
      <style:graphic-properties draw:stroke="solid" svg:stroke-width="0cm" svg:stroke-color="#3465a4" draw:fill="solid" draw:fill-color="#8f1e71" draw:textarea-horizontal-align="justify" draw:textarea-vertical-align="middle" draw:auto-grow-height="false" fo:min-height="4.345cm" fo:min-width="0.376cm" loext:decorative="false"/>
    </style:style>
    <style:style style:name="gr56" style:family="graphic" style:parent-style-name="standard">
      <style:graphic-properties draw:stroke="solid" svg:stroke-width="0cm" svg:stroke-color="#3465a4" draw:fill="solid" draw:fill-color="#870f78" draw:textarea-horizontal-align="justify" draw:textarea-vertical-align="middle" draw:auto-grow-height="false" fo:min-height="4.345cm" fo:min-width="0.376cm" loext:decorative="false"/>
    </style:style>
    <style:style style:name="gr57" style:family="graphic" style:parent-style-name="standard">
      <style:graphic-properties svg:stroke-color="#3465a4" draw:fill-color="#800080" draw:textarea-horizontal-align="justify" draw:textarea-vertical-align="middle" draw:auto-grow-height="false" fo:min-height="1.126cm" fo:min-width="3.438cm" loext:decorative="false"/>
    </style:style>
    <style:style style:name="gr58" style:family="graphic" style:parent-style-name="standard">
      <style:graphic-properties svg:stroke-color="#3465a4" draw:fill-color="#ff0000" draw:textarea-vertical-align="middle" draw:auto-grow-height="false" fo:min-height="2.794cm" fo:min-width="1.794cm" fo:wrap-option="wrap" loext:decorative="false"/>
    </style:style>
    <style:style style:name="gr59" style:family="graphic" style:parent-style-name="standard">
      <style:graphic-properties draw:stroke="solid" svg:stroke-width="0cm" svg:stroke-color="#3465a4" draw:fill="solid" draw:fill-color="#f7090c" draw:textarea-horizontal-align="center" draw:textarea-vertical-align="middle" draw:auto-grow-height="false" fo:min-height="2.794cm" fo:min-width="1.794cm" fo:wrap-option="wrap" loext:decorative="false"/>
    </style:style>
    <style:style style:name="gr60" style:family="graphic" style:parent-style-name="standard">
      <style:graphic-properties draw:stroke="solid" svg:stroke-width="0cm" svg:stroke-color="#3465a4" draw:fill="solid" draw:fill-color="#ee1318" draw:textarea-horizontal-align="center" draw:textarea-vertical-align="middle" draw:auto-grow-height="false" fo:min-height="2.794cm" fo:min-width="1.794cm" fo:wrap-option="wrap" loext:decorative="false"/>
    </style:style>
    <style:style style:name="gr61" style:family="graphic" style:parent-style-name="standard">
      <style:graphic-properties draw:stroke="solid" svg:stroke-width="0cm" svg:stroke-color="#3465a4" draw:fill="solid" draw:fill-color="#e61c25" draw:textarea-horizontal-align="center" draw:textarea-vertical-align="middle" draw:auto-grow-height="false" fo:min-height="2.794cm" fo:min-width="1.794cm" fo:wrap-option="wrap" loext:decorative="false"/>
    </style:style>
    <style:style style:name="gr62" style:family="graphic" style:parent-style-name="standard">
      <style:graphic-properties draw:stroke="solid" svg:stroke-width="0cm" svg:stroke-color="#3465a4" draw:fill="solid" draw:fill-color="#de2531" draw:textarea-horizontal-align="center" draw:textarea-vertical-align="middle" draw:auto-grow-height="false" fo:min-height="2.794cm" fo:min-width="1.794cm" fo:wrap-option="wrap" loext:decorative="false"/>
    </style:style>
    <style:style style:name="gr63" style:family="graphic" style:parent-style-name="standard">
      <style:graphic-properties draw:stroke="solid" svg:stroke-width="0cm" svg:stroke-color="#3465a4" draw:fill="solid" draw:fill-color="#d62f3d" draw:textarea-horizontal-align="center" draw:textarea-vertical-align="middle" draw:auto-grow-height="false" fo:min-height="2.794cm" fo:min-width="1.794cm" fo:wrap-option="wrap" loext:decorative="false"/>
    </style:style>
    <style:style style:name="gr64" style:family="graphic" style:parent-style-name="standard">
      <style:graphic-properties draw:stroke="solid" svg:stroke-width="0cm" svg:stroke-color="#3465a4" draw:fill="solid" draw:fill-color="#cd3849" draw:textarea-horizontal-align="center" draw:textarea-vertical-align="middle" draw:auto-grow-height="false" fo:min-height="2.794cm" fo:min-width="1.794cm" fo:wrap-option="wrap" loext:decorative="false"/>
    </style:style>
    <style:style style:name="gr65" style:family="graphic" style:parent-style-name="standard">
      <style:graphic-properties draw:stroke="solid" svg:stroke-width="0cm" svg:stroke-color="#3465a4" draw:fill="solid" draw:fill-color="#c54155" draw:textarea-horizontal-align="center" draw:textarea-vertical-align="middle" draw:auto-grow-height="false" fo:min-height="2.794cm" fo:min-width="1.794cm" fo:wrap-option="wrap" loext:decorative="false"/>
    </style:style>
    <style:style style:name="gr66" style:family="graphic" style:parent-style-name="standard">
      <style:graphic-properties draw:stroke="solid" svg:stroke-width="0cm" svg:stroke-color="#3465a4" draw:fill="solid" draw:fill-color="#bd4b61" draw:textarea-horizontal-align="center" draw:textarea-vertical-align="middle" draw:auto-grow-height="false" fo:min-height="2.794cm" fo:min-width="1.794cm" fo:wrap-option="wrap" loext:decorative="false"/>
    </style:style>
    <style:style style:name="gr67" style:family="graphic" style:parent-style-name="standard">
      <style:graphic-properties draw:stroke="solid" svg:stroke-width="0cm" svg:stroke-color="#3465a4" draw:fill="solid" draw:fill-color="#b4546e" draw:textarea-horizontal-align="center" draw:textarea-vertical-align="middle" draw:auto-grow-height="false" fo:min-height="2.794cm" fo:min-width="1.794cm" fo:wrap-option="wrap" loext:decorative="false"/>
    </style:style>
    <style:style style:name="gr68" style:family="graphic" style:parent-style-name="standard">
      <style:graphic-properties draw:stroke="solid" svg:stroke-width="0cm" svg:stroke-color="#3465a4" draw:fill="solid" draw:fill-color="#ac5e7a" draw:textarea-horizontal-align="center" draw:textarea-vertical-align="middle" draw:auto-grow-height="false" fo:min-height="2.794cm" fo:min-width="1.794cm" fo:wrap-option="wrap" loext:decorative="false"/>
    </style:style>
    <style:style style:name="gr69" style:family="graphic" style:parent-style-name="standard">
      <style:graphic-properties draw:stroke="solid" svg:stroke-width="0cm" svg:stroke-color="#3465a4" draw:fill="solid" draw:fill-color="#a46786" draw:textarea-horizontal-align="center" draw:textarea-vertical-align="middle" draw:auto-grow-height="false" fo:min-height="2.794cm" fo:min-width="1.794cm" fo:wrap-option="wrap" loext:decorative="false"/>
    </style:style>
    <style:style style:name="gr70" style:family="graphic" style:parent-style-name="standard">
      <style:graphic-properties draw:stroke="solid" svg:stroke-width="0cm" svg:stroke-color="#3465a4" draw:fill="solid" draw:fill-color="#9b7092" draw:textarea-horizontal-align="center" draw:textarea-vertical-align="middle" draw:auto-grow-height="false" fo:min-height="2.794cm" fo:min-width="1.794cm" fo:wrap-option="wrap" loext:decorative="false"/>
    </style:style>
    <style:style style:name="gr71" style:family="graphic" style:parent-style-name="standard">
      <style:graphic-properties draw:stroke="solid" svg:stroke-width="0cm" svg:stroke-color="#3465a4" draw:fill="solid" draw:fill-color="#937a9e" draw:textarea-horizontal-align="center" draw:textarea-vertical-align="middle" draw:auto-grow-height="false" fo:min-height="2.794cm" fo:min-width="1.794cm" fo:wrap-option="wrap" loext:decorative="false"/>
    </style:style>
    <style:style style:name="gr72" style:family="graphic" style:parent-style-name="standard">
      <style:graphic-properties draw:stroke="solid" svg:stroke-width="0cm" svg:stroke-color="#3465a4" draw:fill="solid" draw:fill-color="#8b83aa" draw:textarea-horizontal-align="center" draw:textarea-vertical-align="middle" draw:auto-grow-height="false" fo:min-height="2.794cm" fo:min-width="1.794cm" fo:wrap-option="wrap" loext:decorative="false"/>
    </style:style>
    <style:style style:name="gr73" style:family="graphic" style:parent-style-name="standard">
      <style:graphic-properties draw:stroke="solid" svg:stroke-width="0cm" svg:stroke-color="#3465a4" draw:fill="solid" draw:fill-color="#838cb7" draw:textarea-horizontal-align="center" draw:textarea-vertical-align="middle" draw:auto-grow-height="false" fo:min-height="2.794cm" fo:min-width="1.794cm" fo:wrap-option="wrap" loext:decorative="false"/>
    </style:style>
    <style:style style:name="gr74" style:family="graphic" style:parent-style-name="standard">
      <style:graphic-properties draw:stroke="solid" svg:stroke-width="0cm" svg:stroke-color="#3465a4" draw:fill="solid" draw:fill-color="#7a96c3" draw:textarea-horizontal-align="center" draw:textarea-vertical-align="middle" draw:auto-grow-height="false" fo:min-height="2.794cm" fo:min-width="1.794cm" fo:wrap-option="wrap" loext:decorative="false"/>
    </style:style>
    <style:style style:name="gr75" style:family="graphic" style:parent-style-name="standard">
      <style:graphic-properties svg:stroke-color="#3465a4" draw:textarea-horizontal-align="justify" draw:textarea-vertical-align="middle" draw:auto-grow-height="false" fo:min-height="2.475cm" fo:min-width="1.63cm" loext:decorative="false"/>
    </style:style>
    <style:style style:name="gr76"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Zebra"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7" style:family="graphic" style:parent-style-name="standard">
      <style:graphic-properties draw:stroke="none" svg:stroke-width="0cm" svg:stroke-color="#3465a4" draw:fill="bitmap" draw:fill-image-name="Zebra" dr3d:vertical-segments="4" dr3d:close-front="true" dr3d:close-back="true" loext:decorative="false"/>
    </style:style>
    <style:style style:name="gr7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bitmap" draw:fill-color="#729fcf" draw:secondary-fill-color="#729fcf" draw:gradient-step-count="0" draw:fill-hatch-solid="false" loext:fill-use-slide-background="false" draw:fill-image-name="Wall_20_of_20_Rock"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79" style:family="graphic" style:parent-style-name="standard">
      <style:graphic-properties draw:stroke="none" svg:stroke-width="0cm" svg:stroke-color="#3465a4" draw:fill="bitmap" draw:fill-image-name="Wall_20_of_20_Rock" draw:shadow="hidden" dr3d:vertical-segments="97" dr3d:close-front="true" dr3d:close-back="true" loext:decorative="false"/>
    </style:style>
    <style:style style:name="gr80" style:family="graphic" style:parent-style-name="standard">
      <style:graphic-properties draw:stroke="none" svg:stroke-width="0cm" svg:stroke-color="#3465a4" draw:marker-start="" draw:marker-start-center="false" draw:marker-end="" draw:marker-end-center="false" svg:stroke-opacity="100%" draw:stroke-linejoin="round" svg:stroke-linecap="butt" draw:fill="solid" draw:fill-color="#3465a4"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81" style:family="graphic" style:parent-style-name="standard">
      <style:graphic-properties draw:stroke="none" svg:stroke-width="0cm" svg:stroke-color="#3465a4" draw:marker-start-width="0.438cm" draw:marker-end-width="0.438cm" draw:fill="solid" draw:fill-color="#3465a4" draw:opacity="100%" dr3d:vertical-segments="6" dr3d:close-front="true" dr3d:close-back="true" loext:decorative="false"/>
    </style:style>
    <style:style style:name="gr82" style:family="graphic" style:parent-style-name="standard">
      <style:graphic-properties draw:stroke="none" svg:stroke-width="0cm" svg:stroke-color="#3465a4" draw:marker-start-width="0cm" draw:marker-end-width="0cm" draw:fill="solid" draw:fill-color="#3465a4" dr3d:vertical-segments="1" dr3d:close-front="true" dr3d:close-back="true" loext:decorative="false"/>
    </style:style>
    <style:style style:name="gr83" style:family="graphic">
      <style:graphic-properties draw:stroke="none" draw:stroke-dash="Fine_20_Dashed" svg:stroke-width="0.1cm" svg:stroke-color="#800080" draw:marker-start="" draw:marker-start-width="0.41cm" draw:marker-start-center="false" draw:marker-end="" draw:marker-end-width="0.41cm" draw:marker-end-center="false" draw:stroke-linejoin="miter" draw:fill="gradient" draw:fill-color="#f1c40f" draw:secondary-fill-color="#8e24aa" draw:fill-gradient-name="Gradient_20_261" draw:gradient-step-count="0" draw:textarea-horizontal-align="center" draw:textarea-vertical-align="middle" draw:auto-grow-height="false" draw:fit-to-size="false" style:shrink-to-fit="false" fo:min-height="6.667cm" fo:min-width="14.677cm" fo:padding-top="0.167cm" fo:padding-bottom="0.167cm" fo:padding-left="0.287cm" fo:padding-right="0.287cm" fo:wrap-option="wrap" draw:shadow="visible" draw:shadow-offset-x="0cm" draw:shadow-offset-y="0cm" draw:shadow-color="#808080" loext:glow-radius="0.176cm" loext:glow-transparency="8%" loext:softedge-radius="0cm" style:writing-mode="lr-tb" loext:decorative="false"/>
      <style:paragraph-properties style:writing-mode="lr-tb"/>
    </style:style>
    <style:style style:name="gr84" style:family="graphic">
      <style:graphic-properties draw:stroke="solid" svg:stroke-width="0.106cm" svg:stroke-color="#000000" draw:marker-start="" draw:marker-start-width="0.419cm" draw:marker-start-center="false" draw:marker-end="" draw:marker-end-width="0.419cm" draw:marker-end-center="false" draw:stroke-linejoin="miter" draw:fill="bitmap" draw:fill-color="#f44336" draw:fill-image-name="Bitmap_20_23" draw:opacity="100%" style:repeat="repeat" draw:textarea-horizontal-align="center" draw:textarea-vertical-align="middle" draw:auto-grow-height="false" draw:fit-to-size="false" style:shrink-to-fit="false" fo:min-height="2.998cm" fo:min-width="7.671cm" fo:padding-top="0.17cm" fo:padding-bottom="0.17cm" fo:padding-left="0.29cm" fo:padding-right="0.29cm" fo:wrap-option="wrap" draw:shadow="visible" draw:shadow-offset-x="0.212cm" draw:shadow-offset-y="0.212cm" draw:shadow-color="#000000" draw:shadow-opacity="100%" loext:glow-radius="0.282cm" loext:glow-color="#800080" loext:glow-transparency="0%" loext:softedge-radius="0.035cm" style:writing-mode="lr-tb" loext:decorative="false"/>
      <style:paragraph-properties style:writing-mode="lr-tb"/>
    </style:style>
    <style:style style:name="P1" style:family="paragraph">
      <style:paragraph-properties fo:text-align="center"/>
    </style:style>
    <style:style style:name="P2" style:family="paragraph">
      <loext:graphic-properties draw:fill-color="#ffffff"/>
      <style:paragraph-properties fo:text-align="center"/>
    </style:style>
    <style:style style:name="P3" style:family="paragraph">
      <loext:graphic-properties draw:fill-color="#000000"/>
      <style:paragraph-properties fo:text-align="center"/>
    </style:style>
    <style:style style:name="P4" style:family="paragraph">
      <loext:graphic-properties draw:fill="solid" draw:fill-color="#ffffff"/>
      <style:paragraph-properties fo:text-align="center"/>
    </style:style>
    <style:style style:name="P5" style:family="paragraph">
      <loext:graphic-properties draw:fill="solid" draw:fill-color="#aaaaaa"/>
      <style:paragraph-properties fo:text-align="center"/>
    </style:style>
    <style:style style:name="P6" style:family="paragraph">
      <loext:graphic-properties draw:fill="solid" draw:fill-color="#555555"/>
      <style:paragraph-properties fo:text-align="center"/>
    </style:style>
    <style:style style:name="P7" style:family="paragraph">
      <loext:graphic-properties draw:fill="solid" draw:fill-color="#000000"/>
      <style:paragraph-properties fo:text-align="center"/>
    </style:style>
    <style:style style:name="P8" style:family="paragraph">
      <loext:graphic-properties draw:fill="solid" draw:fill-color="#bf0041"/>
      <style:paragraph-properties fo:text-align="center"/>
    </style:style>
    <style:style style:name="P9" style:family="paragraph">
      <loext:graphic-properties draw:fill="solid" draw:fill-color="#c61c3a"/>
      <style:paragraph-properties fo:text-align="center"/>
    </style:style>
    <style:style style:name="P10" style:family="paragraph">
      <loext:graphic-properties draw:fill="solid" draw:fill-color="#cd3833"/>
      <style:paragraph-properties fo:text-align="center"/>
    </style:style>
    <style:style style:name="P11" style:family="paragraph">
      <loext:graphic-properties draw:fill="solid" draw:fill-color="#d4552c"/>
      <style:paragraph-properties fo:text-align="center"/>
    </style:style>
    <style:style style:name="P12" style:family="paragraph">
      <loext:graphic-properties draw:fill="solid" draw:fill-color="#db7125"/>
      <style:paragraph-properties fo:text-align="center"/>
    </style:style>
    <style:style style:name="P13" style:family="paragraph">
      <loext:graphic-properties draw:fill="solid" draw:fill-color="#e28d1d"/>
      <style:paragraph-properties fo:text-align="center"/>
    </style:style>
    <style:style style:name="P14" style:family="paragraph">
      <loext:graphic-properties draw:fill="solid" draw:fill-color="#e9aa16"/>
      <style:paragraph-properties fo:text-align="center"/>
    </style:style>
    <style:style style:name="P15" style:family="paragraph">
      <loext:graphic-properties draw:fill="solid" draw:fill-color="#f0c60f"/>
      <style:paragraph-properties fo:text-align="center"/>
    </style:style>
    <style:style style:name="P16" style:family="paragraph">
      <loext:graphic-properties draw:fill="solid" draw:fill-color="#f7e208"/>
      <style:paragraph-properties fo:text-align="center"/>
    </style:style>
    <style:style style:name="P17" style:family="paragraph">
      <loext:graphic-properties draw:fill="solid" draw:fill-color="#ffff00"/>
      <style:paragraph-properties fo:text-align="center"/>
    </style:style>
    <style:style style:name="P18" style:family="paragraph">
      <loext:graphic-properties draw:fill="solid" draw:fill-color="#800080"/>
      <style:paragraph-properties fo:text-align="center"/>
    </style:style>
    <style:style style:name="P19" style:family="paragraph">
      <loext:graphic-properties draw:fill="solid" draw:fill-color="#8e1c72"/>
      <style:paragraph-properties fo:text-align="center"/>
    </style:style>
    <style:style style:name="P20" style:family="paragraph">
      <loext:graphic-properties draw:fill="solid" draw:fill-color="#9c3864"/>
      <style:paragraph-properties fo:text-align="center"/>
    </style:style>
    <style:style style:name="P21" style:family="paragraph">
      <loext:graphic-properties draw:fill="solid" draw:fill-color="#aa5556"/>
      <style:paragraph-properties fo:text-align="center"/>
    </style:style>
    <style:style style:name="P22" style:family="paragraph">
      <loext:graphic-properties draw:fill="solid" draw:fill-color="#b87148"/>
      <style:paragraph-properties fo:text-align="center"/>
    </style:style>
    <style:style style:name="P23" style:family="paragraph">
      <loext:graphic-properties draw:fill="solid" draw:fill-color="#c68d39"/>
      <style:paragraph-properties fo:text-align="center"/>
    </style:style>
    <style:style style:name="P24" style:family="paragraph">
      <loext:graphic-properties draw:fill="solid" draw:fill-color="#d4aa2b"/>
      <style:paragraph-properties fo:text-align="center"/>
    </style:style>
    <style:style style:name="P25" style:family="paragraph">
      <loext:graphic-properties draw:fill="solid" draw:fill-color="#e2c61d"/>
      <style:paragraph-properties fo:text-align="center"/>
    </style:style>
    <style:style style:name="P26" style:family="paragraph">
      <loext:graphic-properties draw:fill="solid" draw:fill-color="#f0e20f"/>
      <style:paragraph-properties fo:text-align="center"/>
    </style:style>
    <style:style style:name="P27" style:family="paragraph">
      <loext:graphic-properties draw:fill-color="#ffff00"/>
      <style:paragraph-properties fo:text-align="center"/>
    </style:style>
    <style:style style:name="P28" style:family="paragraph">
      <loext:graphic-properties draw:fill="solid" draw:fill-color="#f8f008"/>
      <style:paragraph-properties fo:text-align="center"/>
    </style:style>
    <style:style style:name="P29" style:family="paragraph">
      <loext:graphic-properties draw:fill="solid" draw:fill-color="#f0e10f"/>
      <style:paragraph-properties fo:text-align="center"/>
    </style:style>
    <style:style style:name="P30" style:family="paragraph">
      <loext:graphic-properties draw:fill="solid" draw:fill-color="#e9d217"/>
      <style:paragraph-properties fo:text-align="center"/>
    </style:style>
    <style:style style:name="P31" style:family="paragraph">
      <loext:graphic-properties draw:fill="solid" draw:fill-color="#e1c31e"/>
      <style:paragraph-properties fo:text-align="center"/>
    </style:style>
    <style:style style:name="P32" style:family="paragraph">
      <loext:graphic-properties draw:fill="solid" draw:fill-color="#dab426"/>
      <style:paragraph-properties fo:text-align="center"/>
    </style:style>
    <style:style style:name="P33" style:family="paragraph">
      <loext:graphic-properties draw:fill="solid" draw:fill-color="#d2a52d"/>
      <style:paragraph-properties fo:text-align="center"/>
    </style:style>
    <style:style style:name="P34" style:family="paragraph">
      <loext:graphic-properties draw:fill="solid" draw:fill-color="#cb9635"/>
      <style:paragraph-properties fo:text-align="center"/>
    </style:style>
    <style:style style:name="P35" style:family="paragraph">
      <loext:graphic-properties draw:fill="solid" draw:fill-color="#c3873c"/>
      <style:paragraph-properties fo:text-align="center"/>
    </style:style>
    <style:style style:name="P36" style:family="paragraph">
      <loext:graphic-properties draw:fill="solid" draw:fill-color="#bc7844"/>
      <style:paragraph-properties fo:text-align="center"/>
    </style:style>
    <style:style style:name="P37" style:family="paragraph">
      <loext:graphic-properties draw:fill="solid" draw:fill-color="#b4694b"/>
      <style:paragraph-properties fo:text-align="center"/>
    </style:style>
    <style:style style:name="P38" style:family="paragraph">
      <loext:graphic-properties draw:fill="solid" draw:fill-color="#ad5a53"/>
      <style:paragraph-properties fo:text-align="center"/>
    </style:style>
    <style:style style:name="P39" style:family="paragraph">
      <loext:graphic-properties draw:fill="solid" draw:fill-color="#a54b5a"/>
      <style:paragraph-properties fo:text-align="center"/>
    </style:style>
    <style:style style:name="P40" style:family="paragraph">
      <loext:graphic-properties draw:fill="solid" draw:fill-color="#9e3c62"/>
      <style:paragraph-properties fo:text-align="center"/>
    </style:style>
    <style:style style:name="P41" style:family="paragraph">
      <loext:graphic-properties draw:fill="solid" draw:fill-color="#962d69"/>
      <style:paragraph-properties fo:text-align="center"/>
    </style:style>
    <style:style style:name="P42" style:family="paragraph">
      <loext:graphic-properties draw:fill="solid" draw:fill-color="#8f1e71"/>
      <style:paragraph-properties fo:text-align="center"/>
    </style:style>
    <style:style style:name="P43" style:family="paragraph">
      <loext:graphic-properties draw:fill="solid" draw:fill-color="#870f78"/>
      <style:paragraph-properties fo:text-align="center"/>
    </style:style>
    <style:style style:name="P44" style:family="paragraph">
      <loext:graphic-properties draw:fill-color="#800080"/>
      <style:paragraph-properties fo:text-align="center"/>
    </style:style>
    <style:style style:name="P45" style:family="paragraph">
      <loext:graphic-properties draw:fill-color="#ff0000"/>
      <style:paragraph-properties fo:text-align="center"/>
    </style:style>
    <style:style style:name="P46" style:family="paragraph">
      <loext:graphic-properties draw:fill="solid" draw:fill-color="#f7090c"/>
      <style:paragraph-properties fo:text-align="center"/>
    </style:style>
    <style:style style:name="P47" style:family="paragraph">
      <loext:graphic-properties draw:fill="solid" draw:fill-color="#ee1318"/>
      <style:paragraph-properties fo:text-align="center"/>
    </style:style>
    <style:style style:name="P48" style:family="paragraph">
      <loext:graphic-properties draw:fill="solid" draw:fill-color="#e61c25"/>
      <style:paragraph-properties fo:text-align="center"/>
    </style:style>
    <style:style style:name="P49" style:family="paragraph">
      <loext:graphic-properties draw:fill="solid" draw:fill-color="#de2531"/>
      <style:paragraph-properties fo:text-align="center"/>
    </style:style>
    <style:style style:name="P50" style:family="paragraph">
      <loext:graphic-properties draw:fill="solid" draw:fill-color="#d62f3d"/>
      <style:paragraph-properties fo:text-align="center"/>
    </style:style>
    <style:style style:name="P51" style:family="paragraph">
      <loext:graphic-properties draw:fill="solid" draw:fill-color="#cd3849"/>
      <style:paragraph-properties fo:text-align="center"/>
    </style:style>
    <style:style style:name="P52" style:family="paragraph">
      <loext:graphic-properties draw:fill="solid" draw:fill-color="#c54155"/>
      <style:paragraph-properties fo:text-align="center"/>
    </style:style>
    <style:style style:name="P53" style:family="paragraph">
      <loext:graphic-properties draw:fill="solid" draw:fill-color="#bd4b61"/>
      <style:paragraph-properties fo:text-align="center"/>
    </style:style>
    <style:style style:name="P54" style:family="paragraph">
      <loext:graphic-properties draw:fill="solid" draw:fill-color="#b4546e"/>
      <style:paragraph-properties fo:text-align="center"/>
    </style:style>
    <style:style style:name="P55" style:family="paragraph">
      <loext:graphic-properties draw:fill="solid" draw:fill-color="#ac5e7a"/>
      <style:paragraph-properties fo:text-align="center"/>
    </style:style>
    <style:style style:name="P56" style:family="paragraph">
      <loext:graphic-properties draw:fill="solid" draw:fill-color="#a46786"/>
      <style:paragraph-properties fo:text-align="center"/>
    </style:style>
    <style:style style:name="P57" style:family="paragraph">
      <loext:graphic-properties draw:fill="solid" draw:fill-color="#9b7092"/>
      <style:paragraph-properties fo:text-align="center"/>
    </style:style>
    <style:style style:name="P58" style:family="paragraph">
      <loext:graphic-properties draw:fill="solid" draw:fill-color="#937a9e"/>
      <style:paragraph-properties fo:text-align="center"/>
    </style:style>
    <style:style style:name="P59" style:family="paragraph">
      <loext:graphic-properties draw:fill="solid" draw:fill-color="#8b83aa"/>
      <style:paragraph-properties fo:text-align="center"/>
    </style:style>
    <style:style style:name="P60" style:family="paragraph">
      <loext:graphic-properties draw:fill="solid" draw:fill-color="#838cb7"/>
      <style:paragraph-properties fo:text-align="center"/>
    </style:style>
    <style:style style:name="P61" style:family="paragraph">
      <loext:graphic-properties draw:fill="solid" draw:fill-color="#7a96c3"/>
      <style:paragraph-properties fo:text-align="center"/>
    </style:style>
    <style:style style:name="P62"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3" style:family="paragraph">
      <loext:graphic-properties draw:fill="gradient" draw:fill-color="#f1c40f" draw:secondary-fill-color="#8e24aa" draw:fill-gradient-name="Gradient_20_261" draw:gradient-step-count="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6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style:style style:name="P65" style:family="paragraph">
      <loext:graphic-properties draw:fill="bitmap" draw:fill-color="#f44336" draw:fill-image-name="Bitmap_20_23" draw:opacity="100%" style:repeat="repeat"/>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style:style style:name="T1" style:family="text">
      <style:text-properties fo:font-variant="normal" fo:text-transform="none" fo:color="#000000" loext:opacity="100%" style:text-outline="false" style:text-line-through-style="none" style:text-line-through-type="none" style:text-position="0% 100%" style:font-name="Source Sans Pro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2"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Standard">
        <draw:custom-shape draw:style-name="gr1" draw:text-style-name="P1" draw:layer="layout" svg:width="6cm" svg:height="5.25cm" draw:transform="skewX (-5.91104792770987E-017) rotate (0.509985207432743) translate (5.85cm 13.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6cm" svg:height="5.25cm" draw:transform="skewX (-5.91104792770987E-017) rotate (0.509985207432743) translate (5.851cm 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6cm" svg:height="5.25cm" draw:transform="skewX (-5.91104792770987E-017) rotate (0.509985207432743) translate (15.451cm 13.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4">
          <draw:custom-shape draw:style-name="gr5" draw:text-style-name="P3" draw:layer="layout" svg:width="2.195cm" svg:height="1.796cm" draw:transform="rotate (-1.13673294182391) translate (13.379cm 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3" draw:layer="layout" svg:width="1.693cm" svg:height="5.505cm" draw:transform="skewX (0.000174532925199499) rotate (-2.72952041719393) translate (16.138cm 15.619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style-name="gr4">
          <draw:g draw:style-name="gr4">
            <draw:custom-shape draw:style-name="gr7" draw:text-style-name="P3" draw:layer="layout" svg:width="1.407cm" svg:height="1.39cm" draw:transform="skewX (0.000698131700797727) rotate (-0.226892802759263) translate (14.564cm 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372cm" svg:height="4.842cm" draw:transform="skewX (-0.000523598775598229) rotate (-1.82037840983009) translate (20.14cm 8.9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custom-shape draw:style-name="gr9" draw:text-style-name="P3" draw:layer="layout" svg:width="1.425cm" svg:height="1.224cm" svg:x="14.5cm" svg:y="9.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3" draw:layer="layout" svg:width="0.75cm" svg:height="1cm" svg:x="17.125cm" svg:y="1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3" draw:layer="layout" svg:width="0.825cm" svg:height="2.869cm" draw:transform="rotate (2.5553365578449) translate (16.175cm 13.4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3" draw:layer="layout" svg:width="1.25cm" svg:height="2.75cm" draw:transform="rotate (-1.86366257527955) translate (17.895cm 10.52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3" draw:text-style-name="P3" draw:layer="layout" svg:width="0.975cm" svg:height="2.445cm" draw:transform="rotate (1.16099301842663) translate (14.944cm 10.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 draw:text-style-name="P3" draw:layer="layout" svg:width="2.75cm" svg:height="1.998cm" draw:transform="skewX (0.045553093477052) rotate (0.045553093477052) translate (17.25cm 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Standard">
        <draw:g draw:style-name="gr4">
          <draw:custom-shape draw:style-name="gr15" draw:text-style-name="P4" draw:layer="layout" svg:width="2cm" svg:height="9cm" svg:x="1cm" svg:y="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6" draw:text-style-name="P5" draw:layer="layout" svg:width="2cm" svg:height="9cm" svg:x="4cm" svg:y="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 draw:text-style-name="P6" draw:layer="layout" svg:width="2cm" svg:height="9cm" svg:x="7cm" svg:y="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 draw:text-style-name="P7" draw:layer="layout" svg:width="2cm" svg:height="9cm" svg:x="10cm" svg:y="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4">
          <draw:custom-shape draw:style-name="gr19" draw:text-style-name="P8" draw:layer="layout" svg:width="4cm" svg:height="5cm" svg:x="14.301cm" svg:y="2.9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 draw:text-style-name="P9" draw:layer="layout" svg:width="4cm" svg:height="5cm" draw:transform="rotate (0.174532925199433) translate (13.897cm 3.33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0" draw:layer="layout" svg:width="4cm" svg:height="5cm" draw:transform="rotate (0.349065850398866) translate (13.566cm 3.7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11" draw:layer="layout" svg:width="4cm" svg:height="5cm" draw:transform="skewX (-9.30903621440649E-017) rotate (0.523598775598299) translate (13.318cm 4.2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3" draw:text-style-name="P12" draw:layer="layout" svg:width="4cm" svg:height="5cm" draw:transform="rotate (0.698131700797732) translate (13.161cm 4.8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4" draw:text-style-name="P13" draw:layer="layout" svg:width="4cm" svg:height="5cm" draw:transform="rotate (0.872664625997165) translate (13.099cm 5.37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14" draw:layer="layout" svg:width="4cm" svg:height="5cm" draw:transform="rotate (1.0471975511966) translate (13.135cm 5.9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6" draw:text-style-name="P15" draw:layer="layout" svg:width="4cm" svg:height="5cm" draw:transform="rotate (1.22173047639603) translate (13.267cm 6.4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7" draw:text-style-name="P16" draw:layer="layout" svg:width="4cm" svg:height="5cm" draw:transform="rotate (1.39626340159546) translate (13.491cm 6.9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8" draw:text-style-name="P17" draw:layer="layout" svg:width="4cm" svg:height="5cm" draw:transform="rotate (1.5707963267949) translate (13.8cm 7.4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29" draw:text-style-name="P1" draw:layer="layout" svg:width="0.001cm" svg:height="0.75cm" svg:x="6.5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4">
          <draw:custom-shape draw:style-name="gr30" draw:text-style-name="P18" draw:layer="layout" svg:width="2.288cm" svg:height="3.814cm" svg:x="20.326cm" svg:y="2.1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1" draw:text-style-name="P19" draw:layer="layout" svg:width="3.051cm" svg:height="4.578cm" draw:transform="rotate (-0.174532925199433) translate (21.056cm 2.4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 draw:text-style-name="P20" draw:layer="layout" svg:width="3.052cm" svg:height="4.577cm" draw:transform="skewX (0.000174532925199378) rotate (-0.348716784548468) translate (21.891cm 2.63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21" draw:layer="layout" svg:width="3.051cm" svg:height="4.577cm" draw:transform="skewX (0.000174532925199495) rotate (-0.523249709747901) translate (22.746cm 2.94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 draw:text-style-name="P22" draw:layer="layout" svg:width="3.051cm" svg:height="4.577cm" draw:transform="rotate (-0.698131700797732) translate (23.607cm 3.33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23" draw:layer="layout" svg:width="3.052cm" svg:height="4.577cm" draw:transform="skewX (-0.000174532925199512) rotate (-0.872664625997165) translate (24.458cm 3.80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24" draw:layer="layout" svg:width="3.051cm" svg:height="4.577cm" draw:transform="skewX (0.000174532925199362) rotate (-1.0470230182714) translate (25.286cm 4.36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25" draw:layer="layout" svg:width="3.052cm" svg:height="4.577cm" draw:transform="skewX (-0.000174532925199445) rotate (-1.22173047639603) translate (26.077cm 4.9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6" draw:layer="layout" svg:width="3.051cm" svg:height="4.578cm" draw:transform="rotate (-1.39626340159546) translate (26.819cm 5.69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 draw:text-style-name="P17" draw:layer="layout" svg:width="3.052cm" svg:height="4.577cm" draw:transform="rotate (-1.5707963267949) translate (27.5cm 6.44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4">
          <draw:custom-shape draw:style-name="gr40" draw:text-style-name="P27" draw:layer="layout" svg:width="1.75cm" svg:height="5.25cm" svg:x="17.25cm" svg:y="10.7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olygon draw:style-name="gr41" draw:text-style-name="P28" draw:layer="layout" svg:width="1.647cm" svg:height="4.982cm" svg:x="17.647cm" svg:y="11.149cm" svg:viewBox="0 0 1648 4983" draw:points="213,4902 411,1194 0,1154 890,0 1648,1316 1236,1275 1037,4983">
            <text:p/>
          </draw:polygon>
          <draw:polygon draw:style-name="gr42" draw:text-style-name="P29" draw:layer="layout" svg:width="1.555cm" svg:height="4.713cm" svg:x="18.038cm" svg:y="11.548cm" svg:viewBox="0 0 1556 4714" draw:points="0,4552 397,1077 11,996 916,0 1556,1320 1170,1239 773,4714">
            <text:p/>
          </draw:polygon>
          <draw:polygon draw:style-name="gr43" draw:text-style-name="P30" draw:layer="layout" svg:width="1.677cm" svg:height="4.445cm" svg:x="18.323cm" svg:y="11.947cm" svg:viewBox="0 0 1678 4446" draw:points="0,4203 596,959 236,838 1155,0 1678,1323 1317,1202 721,4446">
            <text:p/>
          </draw:polygon>
          <draw:polygon draw:style-name="gr44" draw:text-style-name="P31" draw:layer="layout" svg:width="1.798cm" svg:height="4.176cm" svg:x="18.608cm" svg:y="12.346cm" svg:viewBox="0 0 1799 4177" draw:points="0,3854 794,841 460,680 1394,0 1799,1327 1464,1165 670,4177">
            <text:p/>
          </draw:polygon>
          <draw:polygon draw:style-name="gr45" draw:text-style-name="P32" draw:layer="layout" svg:width="1.919cm" svg:height="3.908cm" svg:x="18.893cm" svg:y="12.745cm" svg:viewBox="0 0 1920 3909" draw:points="0,3504 993,724 684,522 1633,0 1920,1331 1611,1128 618,3909">
            <text:p/>
          </draw:polygon>
          <draw:polygon draw:style-name="gr46" draw:text-style-name="P33" draw:layer="layout" svg:width="2.04cm" svg:height="3.64cm" svg:x="19.178cm" svg:y="13.143cm" svg:viewBox="0 0 2041 3641" draw:points="0,3155 1191,606 908,364 1872,0 2041,1335 1758,1092 567,3641">
            <text:p/>
          </draw:polygon>
          <draw:polygon draw:style-name="gr47" draw:text-style-name="P34" draw:layer="layout" svg:width="2.162cm" svg:height="3.371cm" svg:x="19.463cm" svg:y="13.542cm" svg:viewBox="0 0 2163 3372" draw:points="0,2806 1390,488 1133,206 2111,0 2163,1338 1905,1055 515,3372">
            <text:p/>
          </draw:polygon>
          <draw:polygon draw:style-name="gr48" draw:text-style-name="P35" draw:layer="layout" svg:width="2.349cm" svg:height="3.103cm" svg:x="19.715cm" svg:y="13.941cm" svg:viewBox="0 0 2350 3104" draw:points="0,2456 1588,371 1357,48 2350,0 2284,1342 2052,1018 464,3104">
            <text:p/>
          </draw:polygon>
          <draw:polygon draw:style-name="gr49" draw:text-style-name="P36" draw:layer="layout" svg:width="2.588cm" svg:height="2.945cm" svg:x="19.941cm" svg:y="14.285cm" svg:viewBox="0 0 2589 2946" draw:points="0,2217 1787,364 1581,0 2589,111 2405,1456 2199,1092 412,2946">
            <text:p/>
          </draw:polygon>
          <draw:polygon draw:style-name="gr50" draw:text-style-name="P37" draw:layer="layout" svg:width="2.827cm" svg:height="2.834cm" svg:x="20.167cm" svg:y="14.605cm" svg:viewBox="0 0 2828 2835" draw:points="0,2026 1985,404 1805,0 2828,269 2526,1618 2346,1214 361,2835">
            <text:p/>
          </draw:polygon>
          <draw:polygon draw:style-name="gr51" draw:text-style-name="P38" draw:layer="layout" svg:width="3.066cm" svg:height="2.724cm" svg:x="20.393cm" svg:y="14.925cm" svg:viewBox="0 0 3067 2725" draw:points="0,1835 2184,445 2030,0 3067,427 2648,1780 2493,1335 309,2725">
            <text:p/>
          </draw:polygon>
          <draw:polygon draw:style-name="gr52" draw:text-style-name="P39" draw:layer="layout" svg:width="3.305cm" svg:height="2.614cm" svg:x="20.62cm" svg:y="15.245cm" svg:viewBox="0 0 3306 2615" draw:points="0,1643 2382,485 2254,0 3306,585 2769,1942 2640,1456 258,2615">
            <text:p/>
          </draw:polygon>
          <draw:polygon draw:style-name="gr53" draw:text-style-name="P40" draw:layer="layout" svg:width="3.544cm" svg:height="2.503cm" svg:x="20.846cm" svg:y="15.564cm" svg:viewBox="0 0 3545 2504" draw:points="0,1452 2581,525 2478,0 3545,743 2890,2104 2787,1578 206,2504">
            <text:p/>
          </draw:polygon>
          <draw:polygon draw:style-name="gr54" draw:text-style-name="P41" draw:layer="layout" svg:width="3.783cm" svg:height="2.393cm" svg:x="21.072cm" svg:y="15.884cm" svg:viewBox="0 0 3784 2394" draw:points="0,1261 2779,566 2702,0 3784,901 3011,2266 2934,1699 155,2394">
            <text:p/>
          </draw:polygon>
          <draw:polygon draw:style-name="gr55" draw:text-style-name="P42" draw:layer="layout" svg:width="4.022cm" svg:height="2.426cm" svg:x="21.298cm" svg:y="16.132cm" svg:viewBox="0 0 4023 2427" draw:points="0,1070 2978,606 2927,0 4023,1059 3133,2427 3081,1820 103,2284">
            <text:p/>
          </draw:polygon>
          <draw:polygon draw:style-name="gr56" draw:text-style-name="P43" draw:layer="layout" svg:width="4.261cm" svg:height="2.588cm" svg:x="21.524cm" svg:y="16.316cm" svg:viewBox="0 0 4262 2589" draw:points="0,878 3176,647 3151,0 4262,1217 3254,2589 3228,1942 52,2173">
            <text:p/>
          </draw:polygon>
          <draw:custom-shape draw:style-name="gr57" draw:text-style-name="P44" draw:layer="layout" svg:width="4.5cm" svg:height="2.75cm" svg:x="21.75cm" svg:y="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style-name="gr4">
          <draw:custom-shape draw:style-name="gr58" draw:text-style-name="P45" draw:layer="layout" svg:width="3cm" svg:height="3.75cm" svg:x="2cm" svg:y="12.5cm">
            <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olygon draw:style-name="gr59" draw:text-style-name="P46" draw:layer="layout" svg:width="3.03cm" svg:height="3.734cm" svg:x="2.318cm" svg:y="12.627cm" svg:viewBox="0 0 3031 3735" draw:points="501,0 2396,11 2410,53 2426,95 2444,137 2454,150 2466,163 2481,175 2497,186 2515,198 2539,239 2566,279 2593,318 2623,325 2654,332 2687,337 2720,340 2755,342 2786,359 2814,388 2842,416 2871,442 2900,466 2930,488 2963,500 3006,489 3019,477 3031,3055 3009,3050 2972,3068 2936,3089 2900,3112 2872,3132 2860,3143 2849,3157 2838,3172 2829,3189 2793,3216 2756,3246 2720,3277 2686,3310 2653,3344 2643,3384 2634,3425 2612,3464 2586,3502 2578,3544 2578,3588 2580,3633 2583,3678 2574,3711 2557,3735 2541,3729 643,3723 639,3704 637,3690 633,3676 620,3651 597,3612 572,3574 553,3554 536,3544 517,3534 492,3511 461,3475 431,3450 402,3444 372,3441 340,3420 305,3389 269,3378 232,3380 195,3384 157,3390 121,3388 90,3366 59,3346 28,3328 17,3320 0,729 14,726 45,713 84,693 123,672 152,650 168,628 184,603 199,577 229,552 270,527 310,501 348,473 360,437 370,399 379,360 386,319 410,286 439,255 467,224 490,191 494,144 497,97 497,50 495,2">
            <text:p/>
          </draw:polygon>
          <draw:polygon draw:style-name="gr60" draw:text-style-name="P47" draw:layer="layout" svg:width="3.065cm" svg:height="3.719cm" svg:x="2.633cm" svg:y="12.753cm" svg:viewBox="0 0 3066 3720" draw:points="506,0 2297,22 2323,74 2352,125 2382,175 2395,170 2410,165 2427,158 2446,151 2467,146 2498,200 2531,253 2566,305 2603,297 2642,288 2681,277 2722,265 2764,251 2797,269 2822,314 2848,359 2875,401 2901,441 2929,480 2963,501 3017,479 3041,455 3066,2859 3054,2847 3013,2882 2973,2918 2933,2957 2907,2987 2914,2998 2922,3011 2930,3026 2940,3042 2894,3078 2845,3117 2797,3157 2751,3199 2706,3242 2705,3295 2706,3350 2677,3398 2637,3444 2634,3498 2643,3555 2653,3612 2666,3670 2651,3703 2618,3720 2586,3707 790,3695 783,3689 783,3694 781,3700 762,3680 725,3633 687,3588 663,3578 644,3587 624,3595 593,3576 551,3529 512,3502 479,3514 444,3527 406,3504 364,3459 322,3454 278,3471 234,3490 189,3511 149,3516 119,3478 90,3441 60,3406 38,3390 5,958 0,952 28,930 75,896 122,861 148,827 150,793 152,758 153,720 185,688 240,658 294,626 346,593 348,544 348,493 347,441 343,388 375,351 421,320 464,288 501,252 503,191 502,129 499,66 495,4">
            <text:p/>
          </draw:polygon>
          <draw:polygon draw:style-name="gr61" draw:text-style-name="P48" draw:layer="layout" svg:width="3.113cm" svg:height="3.722cm" svg:x="2.942cm" svg:y="12.87cm" svg:viewBox="0 0 3114 3723" draw:points="525,0 2211,34 2250,94 2291,154 2334,214 2350,191 2368,166 2388,142 2409,116 2432,94 2471,161 2511,228 2553,293 2598,269 2643,244 2690,217 2738,189 2787,160 2822,179 2845,241 2869,301 2892,360 2917,417 2942,472 2977,502 3041,468 3077,432 3114,2662 3113,2645 3068,2695 3024,2747 2980,2801 2957,2842 2983,2853 3010,2865 3037,2880 3065,2895 3010,2939 2949,2988 2889,3037 2830,3088 2773,3140 2781,3207 2791,3275 2756,3332 2703,3386 2703,3451 2721,3521 2741,3591 2762,3662 2741,3695 2693,3704 2645,3685 951,3667 942,3675 943,3699 943,3723 918,3709 868,3655 816,3602 786,3603 766,3629 744,3657 707,3641 656,3582 608,3554 570,3583 531,3614 486,3589 438,3530 388,3529 338,3562 287,3597 236,3633 191,3645 163,3589 135,3536 106,3484 74,3460 23,1187 0,1179 26,1146 80,1099 134,1050 158,1003 146,959 134,912 121,864 156,823 225,788 292,751 359,713 351,651 340,588 328,523 315,457 355,415 416,384 476,352 527,313 525,237 521,160 516,83 508,6">
            <text:p/>
          </draw:polygon>
          <draw:polygon draw:style-name="gr62" draw:text-style-name="P49" draw:layer="layout" svg:width="3.188cm" svg:height="3.772cm" svg:x="3.237cm" svg:y="12.964cm" svg:viewBox="0 0 3189 3773" draw:points="544,0 2125,45 2177,115 2231,184 2286,253 2305,211 2326,168 2348,125 2372,82 2398,42 2444,122 2491,202 2540,281 2592,241 2645,200 2699,157 2754,113 2810,68 2848,89 2868,167 2889,243 2910,319 2932,392 2954,464 2991,503 3065,457 3114,410 3163,2466 3172,2442 3123,2508 3075,2576 3026,2645 3007,2697 3052,2707 3097,2720 3143,2733 3189,2749 3125,2801 3052,2858 2980,2917 2909,2976 2841,3037 2858,3118 2876,3199 2835,3266 2769,3328 2773,3405 2800,3488 2829,3571 2859,3654 2832,3688 2768,3688 2704,3663 1112,3639 1100,3660 1103,3703 1104,3746 1074,3738 1010,3677 945,3616 910,3627 888,3672 864,3718 822,3705 760,3636 704,3606 661,3653 617,3700 566,3673 511,3601 455,3605 398,3653 340,3703 282,3755 233,3773 206,3701 179,3630 152,3561 109,3530 42,1417 0,1406 24,1363 86,1302 147,1240 167,1180 142,1124 116,1067 89,1008 126,959 209,918 291,876 372,833 353,758 332,682 310,604 287,526 334,480 412,448 488,415 553,375 547,283 541,192 532,100 522,8">
            <text:p/>
          </draw:polygon>
          <draw:polygon draw:style-name="gr63" draw:text-style-name="P50" draw:layer="layout" svg:width="3.313cm" svg:height="3.922cm" svg:x="3.507cm" svg:y="13.007cm" svg:viewBox="0 0 3314 3923" draw:points="563,23 2040,79 2104,158 2170,237 2238,315 2260,254 2284,193 2309,132 2335,70 2364,12 2417,106 2471,199 2527,292 2586,235 2647,178 2708,120 2770,61 2833,0 2873,21 2891,116 2909,209 2928,300 2948,390 2967,479 3005,527 3089,469 3150,410 3212,2293 3231,2263 3178,2345 3126,2428 3073,2512 3057,2574 3121,2585 3185,2597 3249,2610 3314,2625 3241,2686 3156,2752 3072,2820 2989,2888 2908,2958 2934,3052 2962,3147 2914,3223 2834,3293 2843,3382 2879,3477 2917,3573 2956,3669 2923,3703 2843,3695 2764,3664 1273,3634 1259,3668 1263,3730 1266,3792 1230,3790 1152,3721 1074,3652 1033,3674 1010,3738 985,3802 936,3793 864,3713 800,3682 752,3745 703,3809 646,3780 585,3694 521,3704 458,3767 393,3833 328,3899 275,3923 249,3835 224,3748 199,3662 145,3622 61,1669 0,1655 22,1603 91,1528 159,1452 177,1380 138,1312 98,1244 57,1174 96,1118 193,1072 289,1024 384,976 356,888 325,799 292,709 258,618 314,568 408,535 500,502 578,459 570,353 560,246 549,139 536,32">
            <text:p/>
          </draw:polygon>
          <draw:polygon draw:style-name="gr64" draw:text-style-name="P51" draw:layer="layout" svg:width="3.438cm" svg:height="4.142cm" svg:x="3.778cm" svg:y="13.017cm" svg:viewBox="0 0 3439 4143" draw:points="583,114 1954,181 2031,270 2110,358 2190,445 2215,366 2242,286 2269,206 2298,126 2329,51 2390,159 2451,265 2514,371 2581,298 2648,225 2717,151 2786,76 2856,0 2898,23 2914,133 2930,242 2946,350 2963,457 2980,562 3019,619 3113,550 3187,479 3260,2188 3290,2152 3233,2249 3177,2348 3120,2448 3107,2520 3189,2531 3272,2542 3355,2555 3439,2569 3356,2639 3259,2714 3163,2791 3068,2868 2975,2947 3011,3054 3047,3162 2993,3249 2900,3326 2912,3427 2958,3535 3004,3643 3052,3752 3014,3786 2918,3771 2823,3734 1434,3697 1417,3745 1423,3826 1427,3906 1386,3911 1295,3834 1202,3758 1157,3790 1132,3872 1105,3954 1050,3949 968,3858 895,3825 843,3905 790,3987 727,3956 658,3856 588,3871 517,3950 446,4030 375,4112 316,4143 293,4037 269,3933 245,3831 180,3784 79,1989 0,1973 20,1911 96,1822 172,1732 187,1647 134,1569 80,1490 25,1409 66,1345 177,1293 288,1241 397,1187 359,1086 317,985 274,882 230,778 294,724 403,690 512,657 604,611 592,490 579,369 565,247 550,125">
            <text:p/>
          </draw:polygon>
          <draw:polygon draw:style-name="gr65" draw:text-style-name="P52" draw:layer="layout" svg:width="3.569cm" svg:height="4.361cm" svg:x="4.045cm" svg:y="13.026cm" svg:viewBox="0 0 3570 4362" draw:points="609,205 1875,284 1965,381 2057,479 2149,575 2177,478 2206,380 2237,281 2268,182 2302,90 2370,211 2438,331 2508,450 2582,361 2657,273 2733,183 2809,92 2886,0 2930,24 2943,151 2957,276 2971,400 2985,524 3000,645 3039,712 3144,630 3230,547 3316,2083 3356,2040 3295,2154 3235,2268 3174,2384 3164,2466 3265,2477 3366,2488 3468,2500 3570,2514 3479,2592 3370,2676 3261,2762 3154,2848 3049,2936 3094,3057 3139,3178 3078,3274 2973,3359 2989,3472 3043,3593 3099,3714 3156,3836 3112,3870 3000,3846 2889,3803 1602,3760 1583,3822 1590,3921 1596,4021 1548,4031 1444,3947 1338,3863 1287,3905 1260,4006 1232,4107 1172,4105 1079,4003 998,3968 941,4066 883,4165 814,4132 738,4018 662,4037 584,4132 506,4228 428,4325 365,4362 343,4240 321,4119 298,4000 223,3945 105,2309 7,2291 24,2219 108,2116 191,2012 204,1915 137,1826 69,1735 0,1644 43,1572 168,1515 293,1457 417,1398 368,1285 316,1170 262,1055 208,938 280,880 406,846 530,811 636,764 622,628 606,492 589,355 570,219">
            <text:p/>
          </draw:polygon>
          <draw:polygon draw:style-name="gr66" draw:text-style-name="P53" draw:layer="layout" svg:width="3.726cm" svg:height="4.58cm" svg:x="4.299cm" svg:y="13.035cm" svg:viewBox="0 0 3727 4581" draw:points="660,297 1822,386 1924,493 2028,599 2133,706 2164,589 2196,473 2229,356 2263,238 2300,129 2375,263 2450,396 2527,528 2608,424 2690,320 2773,214 2857,107 2941,0 2987,25 2998,168 3009,310 3021,451 3033,590 3045,729 3085,804 3201,710 3298,616 3396,1978 3448,1929 3383,2058 3318,2188 3253,2319 3246,2413 3366,2422 3486,2433 3606,2445 3727,2459 3626,2545 3505,2638 3385,2733 3265,2828 3149,2925 3202,3059 3256,3194 3189,3299 3070,3393 3091,3517 3154,3650 3219,3785 3284,3919 3234,3953 3107,3922 2980,3872 1795,3823 1773,3899 1782,4017 1790,4135 1736,4151 1618,4059 1499,3968 1443,4021 1414,4140 1385,4259 1318,4261 1215,4148 1126,4112 1064,4227 1001,4342 926,4307 844,4180 760,4204 676,4314 591,4426 506,4538 439,4581 418,4443 398,4305 377,4169 290,4106 156,2630 39,2609 54,2527 145,2410 236,2293 246,2183 164,2083 82,1981 0,1879 45,1799 185,1737 323,1673 461,1609 403,1483 340,1356 276,1227 212,1099 292,1036 433,1001 574,966 694,916 676,766 657,614 637,463 616,312">
            <text:p/>
          </draw:polygon>
          <draw:polygon draw:style-name="gr67" draw:text-style-name="P54" draw:layer="layout" svg:width="3.883cm" svg:height="4.799cm" svg:x="4.553cm" svg:y="13.044cm" svg:viewBox="0 0 3884 4800" draw:points="711,388 1768,488 1883,604 2000,720 2117,836 2151,701 2186,566 2222,430 2258,295 2298,169 2380,315 2462,462 2546,607 2635,487 2724,367 2814,245 2905,123 2997,0 3044,26 3053,185 3062,343 3071,501 3080,657 3090,812 3131,896 3257,791 3367,685 3477,1873 3539,1818 3470,1963 3401,2108 3332,2255 3328,2359 3467,2368 3605,2379 3744,2391 3884,2403 3774,2498 3641,2600 3508,2704 3376,2808 3248,2914 3311,3061 3374,3210 3300,3325 3168,3426 3192,3562 3265,3708 3338,3855 3413,4002 3357,4037 3214,3997 3071,3942 1988,3886 1964,3975 1974,4112 1983,4249 1924,4272 1792,4172 1660,4073 1598,4136 1568,4274 1537,4412 1464,4417 1351,4293 1253,4255 1187,4387 1119,4520 1038,4483 949,4342 859,4371 768,4497 676,4623 585,4751 513,4800 494,4645 474,4491 455,4338 358,4267 206,2950 71,2926 84,2835 182,2705 281,2573 288,2451 192,2339 96,2227 0,2114 48,2026 201,1958 354,1889 506,1820 437,1681 364,1541 290,1400 215,1259 303,1192 461,1157 618,1121 751,1069 730,903 708,737 686,571 662,405">
            <text:p/>
          </draw:polygon>
          <draw:polygon draw:style-name="gr68" draw:text-style-name="P55" draw:layer="layout" svg:width="4.04cm" svg:height="5.019cm" svg:x="4.808cm" svg:y="13.053cm" svg:viewBox="0 0 4041 5020" draw:points="763,479 1714,591 1842,716 1972,841 2101,966 2138,813 2176,659 2214,505 2254,351 2295,208 2385,368 2474,527 2565,686 2661,550 2758,414 2855,277 2953,139 3052,0 3101,27 3107,203 3114,377 3121,551 3128,723 3135,895 3177,988 3313,871 3435,753 3558,1769 3630,1707 3557,1867 3484,2028 3411,2190 3410,2305 3567,2314 3725,2325 3883,2336 4041,2348 3921,2451 3776,2563 3632,2675 3488,2788 3347,2903 3419,3064 3491,3225 3411,3350 3266,3459 3294,3607 3376,3766 3458,3926 3542,4085 3480,4121 3321,4073 3163,4011 2181,3949 2154,4052 2166,4208 2177,4364 2112,4392 1967,4285 1821,4178 1754,4252 1722,4408 1689,4564 1611,4573 1487,4438 1381,4399 1310,4548 1238,4698 1151,4659 1055,4504 958,4538 860,4679 762,4821 663,4964 587,5020 569,4848 551,4677 533,4506 425,4428 257,3270 103,3244 114,3143 220,2999 325,2853 330,2719 220,2596 110,2473 0,2348 50,2253 217,2180 384,2106 551,2031 472,1880 388,1727 304,1573 219,1419 315,1348 489,1312 662,1276 809,1222 785,1041 760,860 734,679 707,498">
            <text:p/>
          </draw:polygon>
          <draw:polygon draw:style-name="gr69" draw:text-style-name="P56" draw:layer="layout" svg:width="4.197cm" svg:height="5.238cm" svg:x="5.062cm" svg:y="13.062cm" svg:viewBox="0 0 4198 5239" draw:points="814,570 1661,693 1802,828 1943,962 2085,1096 2125,924 2166,752 2207,580 2249,407 2293,247 2389,420 2486,593 2584,765 2687,613 2792,461 2896,308 3001,154 3107,0 3158,29 3162,220 3166,411 3171,601 3175,790 3180,979 3223,1081 3369,952 3504,822 3638,1664 3721,1596 3644,1772 3567,1948 3490,2126 3492,2251 3668,2260 3844,2270 4021,2281 4198,2292 4069,2404 3912,2525 3755,2646 3599,2768 3447,2892 3527,3066 3608,3241 3522,3375 3363,3492 3395,3651 3486,3824 3578,3996 3670,4169 3603,4204 3428,4148 3254,4080 2374,4012 2345,4129 2358,4303 2371,4478 2300,4512 2141,4398 1982,4283 1909,4367 1876,4542 1842,4717 1757,4729 1623,4583 1509,4542 1433,4709 1356,4875 1263,4834 1160,4666 1056,4705 952,4862 847,5019 742,5177 661,5239 645,5050 628,4862 612,4675 493,4589 308,3591 135,3562 144,3451 257,3293 370,3134 372,2986 248,2853 124,2718 0,2583 52,2481 234,2402 415,2322 595,2242 506,2078 412,1912 318,1746 223,1579 327,1504 516,1467 705,1431 866,1374 839,1178 811,983 783,787 753,591">
            <text:p/>
          </draw:polygon>
          <draw:polygon draw:style-name="gr70" draw:text-style-name="P57" draw:layer="layout" svg:width="4.353cm" svg:height="5.457cm" svg:x="5.316cm" svg:y="13.071cm" svg:viewBox="0 0 4354 5458" draw:points="865,661 1607,796 1761,939 1915,1083 2070,1226 2112,1036 2155,845 2199,655 2244,464 2291,286 2394,472 2498,659 2603,844 2714,676 2825,508 2937,339 3049,170 3162,0 3216,30 3217,237 3219,444 3221,651 3223,857 3225,1062 3269,1173 3425,1032 3572,891 3719,1559 3812,1484 3731,1676 3650,1868 3569,2061 3574,2197 3769,2206 3964,2216 4159,2226 4354,2237 4216,2356 4047,2487 3878,2617 3710,2749 3546,2881 3636,3069 3726,3257 3632,3401 3461,3526 3497,3696 3597,3881 3698,4067 3799,4252 3726,4288 3535,4223 3345,4150 2567,4076 2535,4205 2550,4399 2564,4593 2488,4633 2315,4511 2143,4389 2065,4483 2030,4676 1994,4869 1904,4885 1760,4728 1637,4686 1556,4869 1474,5053 1375,5010 1266,4828 1155,4872 1043,5044 932,5216 820,5390 735,5458 720,5253 705,5048 690,4844 560,4750 359,3911 167,3880 174,3759 294,3587 414,3414 414,3254 276,3109 138,2964 0,2818 54,2708 250,2623 445,2538 640,2453 541,2276 436,2098 332,1919 226,1739 338,1660 544,1623 749,1586 924,1527 894,1316 863,1105 831,895 799,684">
            <text:p/>
          </draw:polygon>
          <draw:polygon draw:style-name="gr71" draw:text-style-name="P58" draw:layer="layout" svg:width="4.51cm" svg:height="5.676cm" svg:x="5.571cm" svg:y="13.08cm" svg:viewBox="0 0 4511 5677" draw:points="916,753 1553,898 1720,1051 1886,1204 2054,1356 2099,1147 2145,938 2192,729 2239,520 2289,325 2399,525 2510,724 2622,923 2740,739 2859,555 2978,371 3097,185 3217,0 3273,31 3272,255 3271,478 3270,701 3270,923 3270,1145 3315,1265 3482,1112 3641,959 3800,1454 3904,1373 3818,1581 3733,1788 3648,1997 3656,2143 3870,2152 4083,2161 4297,2171 4511,2181 4363,2309 4183,2449 4002,2588 3822,2729 3645,2870 3744,3071 3843,3273 3743,3426 3559,3559 3599,3741 3708,3939 3818,4137 3928,4335 3848,4371 3642,4299 3437,4219 2760,4139 2726,4282 2742,4494 2758,4707 2676,4753 2490,4623 2303,4494 2220,4598 2184,4810 2147,5022 2050,5041 1896,4873 1764,4829 1679,5030 1592,5230 1488,5186 1371,4990 1254,5039 1135,5226 1017,5414 898,5603 809,5677 795,5455 782,5234 768,5013 628,4911 409,4231 199,4198 203,4067 331,3881 459,3694 456,3522 304,3366 152,3210 0,3053 56,2935 266,2845 476,2755 685,2664 575,2475 461,2283 345,2092 230,1900 350,1816 572,1778 793,1741 982,1679 948,1454 914,1228 880,1003 845,777">
            <text:p/>
          </draw:polygon>
          <draw:polygon draw:style-name="gr72" draw:text-style-name="P59" draw:layer="layout" svg:width="4.667cm" svg:height="5.895cm" svg:x="5.825cm" svg:y="13.089cm" svg:viewBox="0 0 4668 5896" draw:points="968,844 1500,1000 1679,1163 1858,1325 2038,1486 2086,1259 2135,1032 2184,804 2234,576 2286,364 2404,577 2522,790 2641,1002 2767,802 2893,602 3019,402 3145,201 3272,0 3330,32 3327,272 3323,512 3320,751 3317,990 3315,1228 3361,1357 3538,1193 3709,1028 3881,1349 3995,1262 3905,1485 3816,1709 3727,1932 3738,2089 3971,2098 4203,2107 4435,2116 4668,2126 4511,2262 4318,2411 4125,2560 3933,2709 3745,2859 3852,3074 3960,3289 3854,3451 3656,3592 3700,3786 3819,3997 3937,4208 4056,4419 3971,4455 3750,4374 3528,4288 2953,4202 2916,4359 2934,4590 2951,4821 2864,4873 2664,4736 2464,4599 2376,4714 2338,4944 2299,5174 2197,5197 2032,5018 1892,4973 1802,5190 1711,5408 1600,5361 1477,5152 1352,5206 1227,5409 1102,5612 977,5815 883,5896 871,5658 859,5420 847,5182 695,5072 460,4551 231,4516 233,4375 368,4175 504,3975 498,3790 332,3623 166,3455 0,3288 59,3162 282,3066 506,2971 729,2875 610,2673 485,2469 359,2264 233,2060 362,1972 599,1934 837,1895 1039,1832 1003,1591 965,1351 928,1111 890,870">
            <text:p/>
          </draw:polygon>
          <draw:polygon draw:style-name="gr73" draw:text-style-name="P60" draw:layer="layout" svg:width="4.824cm" svg:height="6.115cm" svg:x="6.079cm" svg:y="13.098cm" svg:viewBox="0 0 4825 6116" draw:points="1019,935 1446,1103 1638,1274 1830,1446 2022,1616 2073,1371 2125,1125 2177,879 2229,633 2284,403 2409,629 2534,855 2660,1081 2793,865 2926,649 3060,433 3193,217 3327,0 3387,33 3381,290 3376,545 3370,801 3365,1056 3360,1312 3406,1450 3594,1273 3778,1097 3961,1244 4086,1151 3993,1390 3899,1629 3806,1868 3820,2035 4071,2043 4322,2052 4574,2061 4825,2070 4658,2215 4454,2373 4249,2531 4044,2689 3844,2848 3961,3076 4078,3304 3965,3477 3754,3625 3802,3831 3930,4055 4057,4278 4185,4502 4094,4538 3857,4450 3619,4357 3147,4265 3107,4435 3126,4685 3145,4936 3051,4994 2838,4849 2625,4704 2531,4829 2491,5078 2451,5326 2343,5353 2168,5163 2020,5116 1925,5351 1829,5586 1712,5537 1582,5314 1451,5373 1319,5591 1187,5810 1055,6028 957,6116 946,5860 936,5606 925,5351 763,5234 511,4872 263,4833 263,4684 406,4469 548,4255 539,4058 360,3880 180,3701 0,3523 61,3389 299,3288 537,3187 774,3086 645,2871 509,2654 373,2437 237,2220 373,2128 627,2089 881,2050 1097,1984 1057,1729 1017,1474 977,1219 936,963">
            <text:p/>
          </draw:polygon>
          <draw:polygon draw:style-name="gr74" draw:text-style-name="P61" draw:layer="layout" svg:width="4.981cm" svg:height="6.334cm" svg:x="6.334cm" svg:y="13.108cm" svg:viewBox="0 0 4982 6335" draw:points="1070,1026 1392,1205 1597,1386 1801,1567 2006,1747 2060,1482 2115,1218 2170,953 2224,689 2282,442 2414,682 2546,921 2679,1160 2819,928 2960,696 3101,464 3241,232 3382,0 3444,35 3436,307 3428,579 3420,851 3412,1123 3404,1395 3452,1542 3650,1354 3846,1165 4042,1139 4177,1040 4080,1294 3982,1549 3885,1803 3902,1981 4172,1989 4442,1998 4712,2006 4982,2015 4806,2168 4589,2335 4372,2502 4155,2669 3943,2837 4069,3078 4195,3320 4076,3502 3852,3659 3904,3876 4040,4112 4177,4349 4314,4585 4217,4622 3964,4525 3710,4427 3340,4328 3297,4512 3318,4781 3339,5050 3239,5114 3013,4962 2786,4809 2687,4945 2645,5212 2604,5479 2489,5509 2304,5308 2148,5260 2048,5512 1947,5763 1824,5713 1687,5476 1549,5539 1411,5773 1272,6007 1133,6241 1031,6335 1022,6063 1012,5791 1003,5520 830,5395 562,5192 295,5151 293,4992 443,4764 593,4535 581,4325 388,4136 194,3947 0,3757 63,3616 315,3510 567,3403 819,3297 679,3069 533,2840 387,2610 240,2380 385,2284 655,2244 924,2205 1154,2137 1111,1867 1068,1597 1025,1327 982,1056">
            <text:p/>
          </draw:polygon>
          <draw:custom-shape draw:style-name="gr75" draw:text-style-name="P1" draw:layer="layout" svg:width="5.25cm" svg:height="6.75cm" svg:x="6.5cm" svg:y="13cm">
            <text:p/>
            <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g>
      </draw:page>
      <draw:page draw:name="page3" draw:style-name="dp1" draw:master-page-name="Standard">
        <dr3d:scene draw:style-name="gr76" svg:width="2.487cm" svg:height="7.626cm" svg:x="1.763cm" svg:y="3.374cm" dr3d:transform="matrix (1 0 0 0 0.939692620785908 0.342020143325669 0 -0.342020143325669 0.939692620785908 0cm 7.51754096628727cm 2.73616114660535cm)" dr3d:vrp="(0 0 7717.14285714286)" dr3d:vpn="(0 0 5717.14285714286)" dr3d:projection="perspective" dr3d:distance="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7" draw:layer="layout" svg:viewBox="0 -12000 1000 8000" svg:d="M0-12000v8000h1000v-8000z"/>
        </dr3d:scene>
        <dr3d:scene draw:style-name="gr78" svg:width="9.66cm" svg:height="6.785cm" svg:x="5.5cm" svg:y="4cm" dr3d:transform="matrix (1 0 0 0 0.939692620785908 0.342020143325669 0 -0.342020143325669 0.939692620785908 0cm 7.6354723901959cm 2.77908467459272cm)" dr3d:vrp="(0 0 36647.7142857143)" dr3d:vpn="(0 0 27145.7142857143)" dr3d:projection="perspective" dr3d:distance="9.50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9" draw:layer="layout" svg:viewBox="0 -10501 4751 4751" svg:d="M4751-8125.5l-5.12359230577567-155.945479060676-15.2845871471545-154.774264561785-25.3162973332674-153.120553160814-35.2187228641196-150.984344857763-44.9918637397095-148.365639652633-54.635719960037-145.264437545426-64.1502915251003-141.680738536135-73.5355784349013-137.614542624768-82.4099006257748-132.490950318992-90.6239730366851-126.396151388983-98.4848332007769-119.948140212155-105.992481118054-113.146916788515-113.146916788515-105.992481118054-119.948140212155-98.4848332007787-126.396151388983-90.6239730366833-132.490950318992-82.4099006257748-137.614542624768-73.5355784349013-141.680738536135-64.1502915251003-145.264437545426-54.6357199600352-148.365639652633-44.9918637397095-150.984344857763-35.2187228641196-153.120553160814-25.3162973332692-154.774264561785-15.2845871471545-155.945479060676-5.12359230577567-155.945479060676 5.12359230577567-154.774264561785 15.2845871471545-153.120553160814 25.3162973332674-150.984344857763 35.2187228641196-148.365639652633 44.9918637397095-145.264437545426 54.635719960037-141.680738536135 64.1502915251003-137.614542624768 73.5355784349013-132.490950318992 82.4099006257748-126.396151388983 90.6239730366833-119.948140212155 98.4848332007787-113.146916788515 105.992481118054-105.992481118054 113.146916788515-98.4848332007769 119.948140212155-90.6239730366851 126.396151388983-82.4099006257748 132.490950318992-73.5355784349013 137.614542624768-64.1502915251003 141.680738536135-54.635719960037 145.264437545426-44.9918637397095 148.365639652633-35.2187228641196 150.984344857763-25.3162973332674 153.120553160814-15.2845871471545 154.774264561785-5.12359230577567 155.945479060674 5.12359230577567 155.945479060677 15.2845871471545 154.774264561785 25.3162973332674 153.120553160814 35.2187228641196 150.984344857763 44.9918637397095 148.365639652633 54.635719960037 145.264437545425 64.1502915251003 141.680738536136 73.5355784349013 137.614542624768 82.4099006257748 132.490950318992 90.6239730366833 126.396151388983 98.4848332007787 119.948140212156 105.992481118054 113.146916788513 113.146916788512 105.992481118054 119.948140212156 98.4848332007778 126.396151388984 90.6239730366851 132.49095031899 82.4099006257748 137.614542624769 73.5355784349022 141.680738536135 64.1502915251003 145.264437545422 54.635719960037 148.365639652635 44.9918637397095 150.984344857763 35.2187228641196 153.120553160814 25.3162973332683 154.774264561784 15.2845871471536 155.945479060678 5.12359230577658 155.945479060678-5.12359230577658 154.774264561784-15.2845871471536 153.120553160814-25.3162973332674 150.984344857763-35.2187228641196 148.365639652635-44.9918637397095 145.264437545422-54.635719960037 141.680738536135-64.1502915250994 137.614542624769-73.5355784349022 132.49095031899-82.4099006257738 126.396151388984-90.6239730366842 119.948140212156-98.4848332007778 113.146916788512-105.992481118054 105.992481118054-113.146916788513 98.4848332007787-119.948140212156 90.6239730366851-126.396151388983 82.4099006257748-132.490950318992 73.5355784349031-137.614542624768 64.1502915251003-141.680738536136 54.6357199600352-145.264437545425 44.9918637397095-148.365639652633 35.2187228641196-150.984344857763 25.3162973332692-153.120553160814 15.2845871471545-154.774264561784z"/>
        </dr3d:scene>
        <dr3d:scene draw:style-name="gr80" svg:width="6.32cm" svg:height="7.55cm" svg:x="15.84cm" svg:y="10.989cm" dr3d:transform="matrix (1 0 0 0 0.939692620785908 0.342020143325669 0 -0.342020143325669 0.939692620785908 0cm 13.6255430013957cm 4.9592920782222cm)" dr3d:vrp="(0 0 23145.7142857143)" dr3d:vpn="(0 0 17145.7142857143)" dr3d:projection="perspective" dr3d:distance="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1" draw:layer="layout" svg:viewBox="-79.5 -17000 159 4000" svg:d="M-79.5-13000h79.5 79.5v-4000h-79.5-79.5z"/>
          <dr3d:rotate draw:style-name="gr82" draw:layer="layout" svg:viewBox="0 -18000 1000 1000" svg:d="M1000-18000l-1000 1000"/>
          <dr3d:rotate draw:style-name="gr82" draw:layer="layout" svg:viewBox="0 -13000 3000 2000" svg:d="M3000-11000l-3000-2000"/>
        </dr3d:scene>
      </draw:page>
      <draw:page draw:name="page4" draw:style-name="dp1" draw:master-page-name="Standard">
        <draw:custom-shape draw:name="Planet" draw:style-name="gr83" draw:text-style-name="P63" draw:layer="layout" svg:width="15.25cm" svg:height="7cm" svg:x="18cm" svg:y="13.75cm">
          <text:p text:style-name="P62"><text:span text:style-name="T1">CAEN</text:span></text:p>
          <text:p text:style-name="P62"><text:span text:style-name="T1"/></text:p>
          <draw:enhanced-geometry svg:viewBox="0 0 21600 21600" draw:mirror-horizontal="false" draw:mirror-vertical="false" draw:text-path="true" draw:text-path-mode="shape" draw:text-path-scale="path" draw:text-path-same-letter-heights="false" draw:extrusion="true" draw:extrusion-viewpoint="(0cm 3.472cm 25cm)" draw:extrusion-origin="0 -0.5" draw:extrusion-skew="50 90" draw:extrusion-color="true" draw:extrusion-first-light-direction="(0 -50000 10000)" draw:extrusion-second-light-direction="(0 50000 10000)" dr3d:shade-mode="flat" draw:extrusion-metal="false" draw:extrusion-diffusion="0%" draw:extrusion-depth="1cm 0" dr3d:projection="parallel" draw:extrusion-brightness="34%" draw:extrusion-light-face="true" draw:extrusion-first-light-harsh="true" draw:extrusion-second-light-harsh="false" draw:extrusion-first-light-level="66%" draw:extrusion-second-light-level="66%" draw:extrusion-specularity="0%" draw:text-areas="0 0 21600 21600" draw:type="fontwork-arch-down-curve" draw:modifiers="0" draw:enhanced-path="A 0 0 21600 21600 ?f4 ?f3 ?f2 ?f3 N">
            <draw:equation draw:name="f0" draw:formula="10800*cos($0 *(pi/180))"/>
            <draw:equation draw:name="f1" draw:formula="10800*sin($0 *(pi/180))"/>
            <draw:equation draw:name="f2" draw:formula="?f0 +10800"/>
            <draw:equation draw:name="f3" draw:formula="?f1 +10800"/>
            <draw:equation draw:name="f4" draw:formula="21600-?f2 "/>
            <draw:handle draw:handle-position="10800 $0" draw:handle-polar="10800 10800"/>
          </draw:enhanced-geometry>
        </draw:custom-shape>
        <draw:custom-shape draw:name="Pow!" draw:style-name="gr84" draw:text-style-name="P65" draw:layer="layout" svg:width="8.25cm" svg:height="3.338cm" svg:x="10.5cm" svg:y="9.75cm">
          <text:p text:style-name="P64"><text:span text:style-name="T2">I.U.T</text:span></text:p>
          <draw:enhanced-geometry svg:viewBox="0 0 21600 21600" draw:mirror-horizontal="false" draw:mirror-vertical="false" draw:text-areas="0 0 21600 21600" draw:text-path="true" draw:text-path-mode="shape" draw:text-path-scale="path" draw:text-path-same-letter-heights="true" draw:type="fontwork-inflate" draw:modifiers="4650" draw:enhanced-path="M 0 ?f0 C 4100 ?f1 7300 0 10800 0 14300 0 17500 ?f1 21600 ?f0 N M 0 ?f2 C 4100 ?f3 7300 21600 10800 21600 14300 21600 17500 ?f3 21600 ?f2 N">
            <draw:equation draw:name="f0" draw:formula="$0 "/>
            <draw:equation draw:name="f1" draw:formula="1530*?f0 /4650"/>
            <draw:equation draw:name="f2" draw:formula="21600-?f0 "/>
            <draw:equation draw:name="f3" draw:formula="21600-?f1 "/>
            <draw:handle draw:handle-position="left $0" draw:handle-range-y-minimum="0" draw:handle-range-y-maximum="4650"/>
          </draw:enhanced-geometry>
        </draw:custom-shape>
      </draw:page>
      <draw:page draw:name="page5" draw:style-name="dp1" draw:master-page-name="Standard"/>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1" svg:font-family="'Noto Sans'" style:font-family-generic="swiss" style:font-pitch="variable"/>
    <style:font-face style:name="Segoe UI" svg:font-family="'Segoe UI'" style:font-family-generic="system" style:font-pitch="variable"/>
    <style:font-face style:name="Source Code Pro" svg:font-family="'Source Code Pro'" style:font-family-generic="modern" style:font-pitch="fixed"/>
    <style:font-face style:name="Source Sans Pro Black" svg:font-family="'Source Sans Pro Black'" style:font-adornments="Black" style:font-family-generic="swiss" style:font-pitch="variable"/>
    <style:font-face style:name="Source Serif Pro Black" svg:font-family="'Source Serif Pro Black'" style:font-family-generic="roman" style:font-pitch="variable"/>
    <style:font-face style:name="Source Serif Pro Black1" svg:font-family="'Source Serif Pro Black'" style:font-adornments="Black" style:font-family-generic="roman" style:font-pitch="variable"/>
    <style:font-face style:name="Tahoma" svg:font-family="Tahoma" style:font-pitch="variable"/>
    <style:font-face style:name="Tahoma1"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radient_20_261" draw:display-name="Gradient 261" draw:style="linear" draw:start-color="#800080" draw:end-color="#ffbf00" draw:start-intensity="100%" draw:end-intensity="100%" draw:angle="0deg" draw:border="0%">
      <loext:gradient-stop svg:offset="0" loext:color-type="rgb" loext:color-value="#800080"/>
      <loext:gradient-stop svg:offset="1" loext:color-type="rgb" loext:color-value="#ffbf00"/>
    </draw:gradient>
    <draw:gradient draw:name="Gradient_20_265" draw:display-name="Gradient 265" draw:style="linear" draw:start-color="#eeeeee" draw:end-color="#666666" draw:start-intensity="100%" draw:end-intensity="100%" draw:angle="0deg" draw:border="0%">
      <loext:gradient-stop svg:offset="0" loext:color-type="rgb" loext:color-value="#eeeeee"/>
      <loext:gradient-stop svg:offset="1" loext:color-type="rgb" loext:color-value="#666666"/>
    </draw:gradient>
    <draw:gradient draw:name="Gradient_20_269" draw:display-name="Gradient 269" draw:style="linear" draw:start-color="#e0c2cd" draw:end-color="#a1467e" draw:start-intensity="100%" draw:end-intensity="100%" draw:angle="100deg" draw:border="0%">
      <loext:gradient-stop svg:offset="0" loext:color-type="rgb" loext:color-value="#e0c2cd"/>
      <loext:gradient-stop svg:offset="1" loext:color-type="rgb" loext:color-value="#a1467e"/>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hatch draw:name="Black_20_90_20_Degrees" draw:display-name="Black 90 Degrees" draw:style="single" draw:color="#000000" draw:distance="0.102cm" draw:rotation="900"/>
    <draw:fill-image draw:name="Bitmap_20_23" draw:display-name="Bitmap 23" xlink:href="Pictures/100000000000000800000008BD9B8880.png" xlink:type="simple" xlink:show="embed" xlink:actuate="onLoad"/>
    <draw:fill-image draw:name="Paper_20_Crumpled" draw:display-name="Paper Crumpled" xlink:href="Pictures/100000000000020000000200E8C3C3A0.jpg" xlink:type="simple" xlink:show="embed" xlink:actuate="onLoad"/>
    <draw:fill-image draw:name="Wall_20_of_20_Rock" draw:display-name="Wall of Rock" xlink:href="Pictures/1000000000000100000001004C484BDA.jpg" xlink:type="simple" xlink:show="embed" xlink:actuate="onLoad"/>
    <draw:fill-image draw:name="Zebra" xlink:href="Pictures/100000000000020000000200613E3614.png" xlink:type="simple" xlink:show="embed" xlink:actuate="onLoad"/>
    <draw:opacity draw:name="Transparency_20_3" draw:display-name="Transparency 3" draw:style="linear" draw:start="100%" draw:end="0%" draw:angle="0deg" draw:border="0%">
      <loext:opacity-stop svg:offset="0" svg:stop-opacity="1"/>
      <loext:opacity-stop svg:offset="1" svg:stop-opacity="0"/>
    </draw:opacity>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0-02T16:29:03.402000000</meta:creation-date>
    <dc:date>2024-10-02T17:26:23.305000000</dc:date>
    <meta:editing-duration>PT47M6S</meta:editing-duration>
    <meta:editing-cycles>8</meta:editing-cycles>
    <meta:generator>LibreOffice/24.2.5.2$Windows_X86_64 LibreOffice_project/bffef4ea93e59bebbeaf7f431bb02b1a39ee8a59</meta:generator>
    <meta:document-statistic meta:object-count="92"/>
  </office:meta>
</office:document-meta>
</file>